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272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591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1.0728in"/>
    </style:style>
    <style:style style:name="co7" style:family="table-column">
      <style:table-column-properties fo:break-before="auto" style:column-width="1.0008in"/>
    </style:style>
    <style:style style:name="co8" style:family="table-column">
      <style:table-column-properties fo:break-before="auto" style:column-width="2.628in"/>
    </style:style>
    <style:style style:name="co9" style:family="table-column">
      <style:table-column-properties fo:break-before="auto" style:column-width="0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10 submissions" table:style-name="ta1" table:print-ranges="'10 submissions'.A1:'10 submissions'.X109">
        <table:shapes>
          <draw:frame draw:z-index="0" draw:style-name="gr1" svg:width="10.2398in" svg:height="8.2425in" svg:x="0.0409in" svg:y="8.3512in">
            <draw:object draw:notify-on-update-of-ranges="'10 submissions'.B2:'10 submissions'.B25 '10 submissions'.C1:'10 submissions'.C1 '10 submissions'.C2:'10 submissions'.C25 '10 submissions'.G1:'10 submissions'.G1 '10 submissions'.G2:'10 submissions'.G25 '10 submissions'.O1:'10 submissions'.O1 '10 submissions'.O2:'10 submissions'.O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2913in" svg:height="4.1819in" svg:x="10.3331in" svg:y="8.3244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D1:'file:///home/ependergast/LexicalSimplify/data/Sheet2'#Sheet2.D1 'file:///home/ependergast/LexicalSimplify/data/Sheet2'#Sheet2.D2:'file:///home/ependergast/LexicalSimplify/data/Sheet2'#Sheet2.D5 'file:///home/ependergast/LexicalSimplify/data/Sheet2'#Sheet2.D7:'file:///home/ependergast/LexicalSimplify/data/Sheet2'#Sheet2.D2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5.2906in" svg:height="4.1256in" svg:x="10.3535in" svg:y="12.526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D1:'file:///home/ependergast/LexicalSimplify/data/Sheet2'#Sheet2.D1 'file:///home/ependergast/LexicalSimplify/data/Sheet2'#Sheet2.D2:'file:///home/ependergast/LexicalSimplify/data/Sheet2'#Sheet2.D3 'file:///home/ependergast/LexicalSimplify/data/Sheet2'#Sheet2.D5:'file:///home/ependergast/LexicalSimplify/data/Sheet2'#Sheet2.D2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svg:width="5.2909in" svg:height="4.1134in" svg:x="15.6547in" svg:y="8.3339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E1:'file:///home/ependergast/LexicalSimplify/data/Sheet2'#Sheet2.E1 'file:///home/ependergast/LexicalSimplify/data/Sheet2'#Sheet2.E2:'file:///home/ependergast/LexicalSimplify/data/Sheet2'#Sheet2.E5 'file:///home/ependergast/LexicalSimplify/data/Sheet2'#Sheet2.E7:'file:///home/ependergast/LexicalSimplify/data/Sheet2'#Sheet2.E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svg:width="5.3213in" svg:height="4.0449in" svg:x="15.6543in" svg:y="12.5551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1 'file:///home/ependergast/LexicalSimplify/data/Sheet2'#Sheet2.E2:'file:///home/ependergast/LexicalSimplify/data/Sheet2'#Sheet2.E3 'file:///home/ependergast/LexicalSimplify/data/Sheet2'#Sheet2.E5:'file:///home/ependergast/LexicalSimplify/data/Sheet2'#Sheet2.E25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Cosine similarity</text:p>
          </table:table-cell>
          <table:table-cell table:number-columns-repeated="3"/>
          <table:table-cell office:value-type="string">
            <text:p>Jaccard Similarity</text:p>
          </table:table-cell>
          <table:table-cell table:number-columns-repeated="3"/>
          <table:table-cell office:value-type="string">
            <text:p>K-L similarity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387298334620742">
            <text:p>0.38729833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tensified</text:p>
          </table:table-cell>
          <table:table-cell office:value-type="float" office:value="0.468213122712422">
            <text:p>0.4682131227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857159391374919">
            <text:p>0.85715939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ceived</text:p>
          </table:table-cell>
          <table:table-cell office:value-type="float" office:value="-0.0892574205256839">
            <text:p>-0.08925742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15191090506255">
            <text:p>0.15191090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overeign</text:p>
          </table:table-cell>
          <table:table-cell office:value-type="float" office:value="0.80471895621705">
            <text:p>0.8047189562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28347335475692">
            <text:p>0.2834733548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0909090909090909">
            <text:p>0.090909090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stallment</text:p>
          </table:table-cell>
          <table:table-cell office:value-type="float" office:value="-0.0810930216216329">
            <text:p>-0.08109302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42379344841321">
            <text:p>0.4237934484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166666666666667">
            <text:p>0.1666666667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obligated</text:p>
          </table:table-cell>
          <table:table-cell office:value-type="float" office:value="1.35366965709865">
            <text:p>1.3536696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950262193466398">
            <text:p>0.9502621935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ublished</text:p>
          </table:table-cell>
          <table:table-cell office:value-type="float" office:value="0.131820140545774">
            <text:p>0.1318201405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777777777777778">
            <text:p>0.777777777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693375245281537">
            <text:p>0.6933752453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arcass</text:p>
          </table:table-cell>
          <table:table-cell office:value-type="float" office:value="0.253702265092701">
            <text:p>0.2537022651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898717034272917">
            <text:p>0.8987170343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142857142857143">
            <text:p>0.1428571429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atellite</text:p>
          </table:table-cell>
          <table:table-cell office:value-type="float" office:value="-0.0924904078963549">
            <text:p>-0.0924904079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0.95257934441568">
            <text:p>0.95257934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cient</text:p>
          </table:table-cell>
          <table:table-cell office:value-type="float" office:value="0.356674943938732">
            <text:p>0.3566749439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492365963917331">
            <text:p>0.49236596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363636363636364">
            <text:p>0.3636363636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actice</text:p>
          </table:table-cell>
          <table:table-cell office:value-type="float" office:value="0.659167373200866">
            <text:p>0.6591673732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465378920995517">
            <text:p>0.465378921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dited</text:p>
          </table:table-cell>
          <table:table-cell office:value-type="float" office:value="0.394460761751944">
            <text:p>0.3944607618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444444444444444">
            <text:p>0.444444444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833333333333333">
            <text:p>0.8333333333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invad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718381116519239">
            <text:p>0.7183811165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antagonist</text:p>
          </table:table-cell>
          <table:table-cell office:value-type="float" office:value="0.375341797525151">
            <text:p>0.3753417975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0.98780487804878">
            <text:p>0.987804878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bat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703736147442627">
            <text:p>0.70373614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edominantly</text:p>
          </table:table-cell>
          <table:table-cell office:value-type="float" office:value="0.505919686071069">
            <text:p>0.50591968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903978357455697">
            <text:p>0.9039783575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unded</text:p>
          </table:table-cell>
          <table:table-cell office:value-type="float" office:value="0.255412811882995">
            <text:p>0.2554128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255155181539914">
            <text:p>0.2551551815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longevity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314485451016575">
            <text:p>0.3144854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settled</text:p>
          </table:table-cell>
          <table:table-cell office:value-type="float" office:value="0.138629436111989">
            <text:p>0.13862943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10299127363512">
            <text:p>0.910299127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produced</text:p>
          </table:table-cell>
          <table:table-cell office:value-type="float" office:value="-0.0471132142625533">
            <text:p>-0.0471132143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753778361444409">
            <text:p>0.7537783614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571428571428571">
            <text:p>0.5714285714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mpetitions</text:p>
          </table:table-cell>
          <table:table-cell office:value-type="float" office:value="0.145551583016184">
            <text:p>0.145551583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868599036215379">
            <text:p>0.8685990362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footballer</text:p>
          </table:table-cell>
          <table:table-cell office:value-type="float" office:value="0.0323821119067654">
            <text:p>0.0323821119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3883734673619">
            <text:p>0.9938837347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conceals</text:p>
          </table:table-cell>
          <table:table-cell office:value-type="float" office:value="0.105360515657826">
            <text:p>0.10536051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792593923901217">
            <text:p>0.7925939239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111111111111111">
            <text:p>0.1111111111</text:p>
          </table:table-cell>
          <table:table-cell/>
          <table:table-cell office:value-type="string">
            <text:p>Kullback-Liebler</text:p>
          </table:table-cell>
          <table:table-cell office:value-type="string">
            <text:p><text:s/>express</text:p>
          </table:table-cell>
          <table:table-cell office:value-type="float" office:value="0.391731051554796">
            <text:p>0.3917310516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4">
            <text:p>0.4</text:p>
          </table:table-cell>
        </table:table-row>
      </table:table>
      <table:table table:name="10 Sub correlation" table:style-name="ta1" table:print="false">
        <table:shapes>
          <draw:frame draw:z-index="0" draw:style-name="gr1" svg:width="6.8528in" svg:height="4.115in" svg:x="6.1531in" svg:y="0.0524in">
            <draw:object draw:notify-on-update-of-ranges="'file:///home/ependergast/LexicalSimplify/data/Sheet2'#Sheet2.A2:'file:///home/ependergast/LexicalSimplify/data/Sheet2'#Sheet2.A25 'file:///home/ependergast/LexicalSimplify/data/Sheet2'#Sheet2.B2:'file:///home/ependergast/LexicalSimplify/data/Sheet2'#Sheet2.B25 'file:///home/ependergast/LexicalSimplify/data/Sheet2'#Sheet2.D1:'file:///home/ependergast/LexicalSimplify/data/Sheet2'#Sheet2.D1 'file:///home/ependergast/LexicalSimplify/data/Sheet2'#Sheet2.D2:'file:///home/ependergast/LexicalSimplify/data/Sheet2'#Sheet2.D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8752in" svg:height="4.0028in" svg:x="6.1748in" svg:y="4.5091in">
            <draw:object draw:notify-on-update-of-ranges="'file:///home/ependergast/LexicalSimplify/data/Sheet2'#Sheet2.A2:'file:///home/ependergast/LexicalSimplify/data/Sheet2'#Sheet2.A25 'file:///home/ependergast/LexicalSimplify/data/Sheet2'#Sheet2.B2:'file:///home/ependergast/LexicalSimplify/data/Sheet2'#Sheet2.B25 'file:///home/ependergast/LexicalSimplify/data/Sheet2'#Sheet2.E1:'file:///home/ependergast/LexicalSimplify/data/Sheet2'#Sheet2.E1 'file:///home/ependergast/LexicalSimplify/data/Sheet2'#Sheet2.E2:'file:///home/ependergast/LexicalSimplify/data/Sheet2'#Sheet2.E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6677in" svg:height="4.1382in" svg:x="13.3461in" svg:y="0.0811in">
            <draw:object draw:notify-on-update-of-ranges="'file:///home/ependergast/LexicalSimplify/data/Sheet2'#Sheet2.A2:'file:///home/ependergast/LexicalSimplify/data/Sheet2'#Sheet2.A25 'file:///home/ependergast/LexicalSimplify/data/Sheet2'#Sheet2.C2:'file:///home/ependergast/LexicalSimplify/data/Sheet2'#Sheet2.C25 'file:///home/ependergast/LexicalSimplify/data/Sheet2'#Sheet2.D1:'file:///home/ependergast/LexicalSimplify/data/Sheet2'#Sheet2.D1 'file:///home/ependergast/LexicalSimplify/data/Sheet2'#Sheet2.D2:'file:///home/ependergast/LexicalSimplify/data/Sheet2'#Sheet2.D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6.7555in" svg:height="4.0972in" svg:x="13.3571in" svg:y="4.4772in">
            <draw:object draw:notify-on-update-of-ranges="'file:///home/ependergast/LexicalSimplify/data/Sheet2'#Sheet2.A2:'file:///home/ependergast/LexicalSimplify/data/Sheet2'#Sheet2.A25 'file:///home/ependergast/LexicalSimplify/data/Sheet2'#Sheet2.C2:'file:///home/ependergast/LexicalSimplify/data/Sheet2'#Sheet2.C25 'file:///home/ependergast/LexicalSimplify/data/Sheet2'#Sheet2.E1:'file:///home/ependergast/LexicalSimplify/data/Sheet2'#Sheet2.E1 'file:///home/ependergast/LexicalSimplify/data/Sheet2'#Sheet2.E2:'file:///home/ependergast/LexicalSimplify/data/Sheet2'#Sheet2.E2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8.6213in" svg:height="3.8882in" svg:x="1.4819in" svg:y="8.7283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D1:'file:///home/ependergast/LexicalSimplify/data/Sheet2'#Sheet2.D1 'file:///home/ependergast/LexicalSimplify/data/Sheet2'#Sheet2.D2:'file:///home/ependergast/LexicalSimplify/data/Sheet2'#Sheet2.D5 'file:///home/ependergast/LexicalSimplify/data/Sheet2'#Sheet2.D7:'file:///home/ependergast/LexicalSimplify/data/Sheet2'#Sheet2.D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svg:width="8.6043in" svg:height="3.8197in" svg:x="1.4819in" svg:y="12.8874in">
            <draw:object draw:notify-on-update-of-ranges="'file:///home/ependergast/LexicalSimplify/data/Sheet2'#Sheet2.A2:'file:///home/ependergast/LexicalSimplify/data/Sheet2'#Sheet2.A5 'file:///home/ependergast/LexicalSimplify/data/Sheet2'#Sheet2.A7:'file:///home/ependergast/LexicalSimplify/data/Sheet2'#Sheet2.A25 'file:///home/ependergast/LexicalSimplify/data/Sheet2'#Sheet2.B2:'file:///home/ependergast/LexicalSimplify/data/Sheet2'#Sheet2.B5 'file:///home/ependergast/LexicalSimplify/data/Sheet2'#Sheet2.B7:'file:///home/ependergast/LexicalSimplify/data/Sheet2'#Sheet2.B25 'file:///home/ependergast/LexicalSimplify/data/Sheet2'#Sheet2.E1:'file:///home/ependergast/LexicalSimplify/data/Sheet2'#Sheet2.E1 'file:///home/ependergast/LexicalSimplify/data/Sheet2'#Sheet2.E2:'file:///home/ependergast/LexicalSimplify/data/Sheet2'#Sheet2.E5 'file:///home/ependergast/LexicalSimplify/data/Sheet2'#Sheet2.E7:'file:///home/ependergast/LexicalSimplify/data/Sheet2'#Sheet2.E2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8.5335in" svg:height="3.8008in" svg:x="11.1732in" svg:y="8.8138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D1:'file:///home/ependergast/LexicalSimplify/data/Sheet2'#Sheet2.D1 'file:///home/ependergast/LexicalSimplify/data/Sheet2'#Sheet2.D2:'file:///home/ependergast/LexicalSimplify/data/Sheet2'#Sheet2.D3 'file:///home/ependergast/LexicalSimplify/data/Sheet2'#Sheet2.D5:'file:///home/ependergast/LexicalSimplify/data/Sheet2'#Sheet2.D2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8.6213in" svg:height="3.5823in" svg:x="11.1181in" svg:y="12.8146in">
            <draw:object draw:notify-on-update-of-range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1 'file:///home/ependergast/LexicalSimplify/data/Sheet2'#Sheet2.E2:'file:///home/ependergast/LexicalSimplify/data/Sheet2'#Sheet2.E3 'file:///home/ependergast/LexicalSimplify/data/Sheet2'#Sheet2.E5:'file:///home/ependergast/LexicalSimplify/data/Sheet2'#Sheet2.E2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6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Context</text:p>
          </table:table-cell>
          <table:table-cell office:value-type="string">
            <text:p>No Context</text:p>
          </table:table-cell>
          <table:table-cell office:value-type="string">
            <text:p>Cosine</text:p>
          </table:table-cell>
          <table:table-cell office:value-type="string">
            <text:p>Overlap</text:p>
          </table:table-cell>
          <table:table-cell office:value-type="string">
            <text:p>Jaccard</text:p>
          </table:table-cell>
        </table:table-row>
        <table:table-row table:style-name="ro1">
          <table:table-cell office:value-type="string">
            <text:p><text:s/>intensified</text:p>
          </table:table-cell>
          <table:table-cell office:value-type="float" office:value="0.736451625318509">
            <text:p>0.7364516253</text:p>
          </table:table-cell>
          <table:table-cell office:value-type="float" office:value="0.939794000867204">
            <text:p>0.9397940009</text:p>
          </table:table-cell>
          <table:table-cell office:value-type="float" office:value="0.387298334620742">
            <text:p>0.3872983346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received</text:p>
          </table:table-cell>
          <table:table-cell office:value-type="float" office:value="0.698970004336019">
            <text:p>0.6989700043</text:p>
          </table:table-cell>
          <table:table-cell office:value-type="float" office:value="0.650514997831991">
            <text:p>0.6505149978</text:p>
          </table:table-cell>
          <table:table-cell office:value-type="float" office:value="0.857159391374919">
            <text:p>0.8571593914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sovereign</text:p>
          </table:table-cell>
          <table:table-cell office:value-type="float" office:value="0.650514997831991">
            <text:p>0.6505149978</text:p>
          </table:table-cell>
          <table:table-cell office:value-type="float" office:value="0.40843137199002">
            <text:p>0.408431372</text:p>
          </table:table-cell>
          <table:table-cell office:value-type="float" office:value="0.15191090506255">
            <text:p>0.151910905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installment</text:p>
          </table:table-cell>
          <table:table-cell office:value-type="float" office:value="0.819382002601611">
            <text:p>0.8193820026</text:p>
          </table:table-cell>
          <table:table-cell office:value-type="float" office:value="0.616039627052916">
            <text:p>0.6160396271</text:p>
          </table:table-cell>
          <table:table-cell office:value-type="float" office:value="0.28347335475692">
            <text:p>0.2834733548</text:p>
          </table:table-cell>
          <table:table-cell office:value-type="float" office:value="0.2">
            <text:p>0.2</text:p>
          </table:table-cell>
          <table:table-cell office:value-type="float" office:value="0.0909090909090909">
            <text:p>0.0909090909</text:p>
          </table:table-cell>
        </table:table-row>
        <table:table-row table:style-name="ro1">
          <table:table-cell office:value-type="string">
            <text:p><text:s/>obligated</text:p>
          </table:table-cell>
          <table:table-cell office:value-type="float" office:value="0.141181741504608">
            <text:p>0.1411817415</text:p>
          </table:table-cell>
          <table:table-cell office:value-type="float" office:value="0.676245626185713">
            <text:p>0.6762456262</text:p>
          </table:table-cell>
          <table:table-cell office:value-type="float" office:value="0.42379344841321">
            <text:p>0.4237934484</text:p>
          </table:table-cell>
          <table:table-cell office:value-type="float" office:value="0.2">
            <text:p>0.2</text:p>
          </table:table-cell>
          <table:table-cell office:value-type="float" office:value="0.166666666666667">
            <text:p>0.1666666667</text:p>
          </table:table-cell>
        </table:table-row>
        <table:table-row table:style-name="ro1">
          <table:table-cell office:value-type="string">
            <text:p><text:s/>published</text:p>
          </table:table-cell>
          <table:table-cell office:value-type="float" office:value="0.409691001300806">
            <text:p>0.4096910013</text:p>
          </table:table-cell>
          <table:table-cell office:value-type="float" office:value="0.527619872831454">
            <text:p>0.5276198728</text:p>
          </table:table-cell>
          <table:table-cell office:value-type="float" office:value="0.950262193466398">
            <text:p>0.9502621935</text:p>
          </table:table-cell>
          <table:table-cell office:value-type="float" office:value="0.777777777777778">
            <text:p>0.7777777778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arcass</text:p>
          </table:table-cell>
          <table:table-cell office:value-type="float" office:value="0.638764005203223">
            <text:p>0.6387640052</text:p>
          </table:table-cell>
          <table:table-cell office:value-type="float" office:value="0.796657624451305">
            <text:p>0.7966576245</text:p>
          </table:table-cell>
          <table:table-cell office:value-type="float" office:value="0.693375245281537">
            <text:p>0.6933752453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satellite</text:p>
          </table:table-cell>
          <table:table-cell office:value-type="float" office:value="0.472903250637018">
            <text:p>0.4729032506</text:p>
          </table:table-cell>
          <table:table-cell office:value-type="float" office:value="0.40843137199002">
            <text:p>0.408431372</text:p>
          </table:table-cell>
          <table:table-cell office:value-type="float" office:value="0.898717034272917">
            <text:p>0.8987170343</text:p>
          </table:table-cell>
          <table:table-cell office:value-type="float" office:value="0.6">
            <text:p>0.6</text:p>
          </table:table-cell>
          <table:table-cell office:value-type="float" office:value="0.142857142857143">
            <text:p>0.1428571429</text:p>
          </table:table-cell>
        </table:table-row>
        <table:table-row table:style-name="ro1">
          <table:table-cell office:value-type="string">
            <text:p><text:s/>ancient</text:p>
          </table:table-cell>
          <table:table-cell office:value-type="float" office:value="0">
            <text:p>0</text:p>
          </table:table-cell>
          <table:table-cell office:value-type="float" office:value="0.348225372857224">
            <text:p>0.3482253729</text:p>
          </table:table-cell>
          <table:table-cell office:value-type="float" office:value="0.95257934441568">
            <text:p>0.9525793444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actice</text:p>
          </table:table-cell>
          <table:table-cell office:value-type="float" office:value="0.713727247168203">
            <text:p>0.7137272472</text:p>
          </table:table-cell>
          <table:table-cell office:value-type="float" office:value="0.939794000867204">
            <text:p>0.9397940009</text:p>
          </table:table-cell>
          <table:table-cell office:value-type="float" office:value="0.492365963917331">
            <text:p>0.4923659639</text:p>
          </table:table-cell>
          <table:table-cell office:value-type="float" office:value="0.4">
            <text:p>0.4</text:p>
          </table:table-cell>
          <table:table-cell office:value-type="float" office:value="0.363636363636364">
            <text:p>0.3636363636</text:p>
          </table:table-cell>
        </table:table-row>
        <table:table-row table:style-name="ro1">
          <table:table-cell office:value-type="string">
            <text:p><text:s/>edited</text:p>
          </table:table-cell>
          <table:table-cell office:value-type="float" office:value="0.676245626185713">
            <text:p>0.6762456262</text:p>
          </table:table-cell>
          <table:table-cell office:value-type="float" office:value="0.728306536607442">
            <text:p>0.7283065366</text:p>
          </table:table-cell>
          <table:table-cell office:value-type="float" office:value="0.465378920995517">
            <text:p>0.465378921</text:p>
          </table:table-cell>
          <table:table-cell office:value-type="float" office:value="0.444444444444444">
            <text:p>0.4444444444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invaded</text:p>
          </table:table-cell>
          <table:table-cell table:number-columns-repeated="2" office:value-type="float" office:value="0.698970004336019">
            <text:p>0.6989700043</text:p>
          </table:table-cell>
          <table:table-cell office:value-type="float" office:value="0.833333333333333">
            <text:p>0.8333333333</text:p>
          </table:table-cell>
          <table:table-cell office:value-type="float" office:value="0.7">
            <text:p>0.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antagonist</text:p>
          </table:table-cell>
          <table:table-cell office:value-type="float" office:value="0.616039627052916">
            <text:p>0.6160396271</text:p>
          </table:table-cell>
          <table:table-cell office:value-type="float" office:value="0.736451625318509">
            <text:p>0.7364516253</text:p>
          </table:table-cell>
          <table:table-cell office:value-type="float" office:value="0.718381116519239">
            <text:p>0.7183811165</text:p>
          </table:table-cell>
          <table:table-cell office:value-type="float" office:value="0.5">
            <text:p>0.5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<text:s/>combat</text:p>
          </table:table-cell>
          <table:table-cell table:number-columns-repeated="2" office:value-type="float" office:value="0.141181741504608">
            <text:p>0.1411817415</text:p>
          </table:table-cell>
          <table:table-cell office:value-type="float" office:value="0.98780487804878">
            <text:p>0.987804878</text:p>
          </table:table-cell>
          <table:table-cell office:value-type="float" office:value="0.9">
            <text:p>0.9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predominantly</text:p>
          </table:table-cell>
          <table:table-cell office:value-type="float" office:value="0.389972873353915">
            <text:p>0.3899728734</text:p>
          </table:table-cell>
          <table:table-cell office:value-type="float" office:value="0.590308998699194">
            <text:p>0.5903089987</text:p>
          </table:table-cell>
          <table:table-cell office:value-type="float" office:value="0.703736147442627">
            <text:p>0.7037361474</text:p>
          </table:table-cell>
          <table:table-cell office:value-type="float" office:value="0.5">
            <text:p>0.5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retired</text:p>
          </table:table-cell>
          <table:table-cell office:value-type="float" office:value="0.856863623584101">
            <text:p>0.8568636236</text:p>
          </table:table-cell>
          <table:table-cell office:value-type="float" office:value="0.759176003468815">
            <text:p>0.75917600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founded</text:p>
          </table:table-cell>
          <table:table-cell office:value-type="float" office:value="0.409691001300806">
            <text:p>0.4096910013</text:p>
          </table:table-cell>
          <table:table-cell office:value-type="float" office:value="0.616039627052916">
            <text:p>0.6160396271</text:p>
          </table:table-cell>
          <table:table-cell office:value-type="float" office:value="0.903978357455697">
            <text:p>0.9039783575</text:p>
          </table:table-cell>
          <table:table-cell office:value-type="float" office:value="0.7">
            <text:p>0.7</text:p>
          </table:table-cell>
          <table:table-cell office:value-type="float" office:value="0.333333333333333">
            <text:p>0.3333333333</text:p>
          </table:table-cell>
        </table:table-row>
        <table:table-row table:style-name="ro1">
          <table:table-cell office:value-type="string">
            <text:p><text:s/>longevity</text:p>
          </table:table-cell>
          <table:table-cell office:value-type="float" office:value="0.819382002601611">
            <text:p>0.8193820026</text:p>
          </table:table-cell>
          <table:table-cell office:value-type="float" office:value="0.698970004336019">
            <text:p>0.6989700043</text:p>
          </table:table-cell>
          <table:table-cell office:value-type="float" office:value="0.255155181539914">
            <text:p>0.2551551815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settled</text:p>
          </table:table-cell>
          <table:table-cell office:value-type="float" office:value="0.638764005203223">
            <text:p>0.6387640052</text:p>
          </table:table-cell>
          <table:table-cell office:value-type="float" office:value="0.879588001734407">
            <text:p>0.8795880017</text:p>
          </table:table-cell>
          <table:table-cell office:value-type="float" office:value="0.314485451016575">
            <text:p>0.314485451</text:p>
          </table:table-cell>
          <table:table-cell office:value-type="float" office:value="0.3">
            <text:p>0.3</text:p>
          </table:table-cell>
          <table:table-cell office:value-type="float" office:value="0.181818181818182">
            <text:p>0.1818181818</text:p>
          </table:table-cell>
        </table:table-row>
        <table:table-row table:style-name="ro1">
          <table:table-cell office:value-type="string">
            <text:p><text:s/>produced</text:p>
          </table:table-cell>
          <table:table-cell office:value-type="float" office:value="0.51835200693763">
            <text:p>0.5183520069</text:p>
          </table:table-cell>
          <table:table-cell office:value-type="float" office:value="0.389972873353915">
            <text:p>0.3899728734</text:p>
          </table:table-cell>
          <table:table-cell office:value-type="float" office:value="0.910299127363512">
            <text:p>0.9102991274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<text:s/>competitions</text:p>
          </table:table-cell>
          <table:table-cell office:value-type="float" office:value="0.590308998699194">
            <text:p>0.5903089987</text:p>
          </table:table-cell>
          <table:table-cell office:value-type="float" office:value="0.713727247168203">
            <text:p>0.7137272472</text:p>
          </table:table-cell>
          <table:table-cell office:value-type="float" office:value="0.753778361444409">
            <text:p>0.7537783614</text:p>
          </table:table-cell>
          <table:table-cell office:value-type="float" office:value="0.6">
            <text:p>0.6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<text:s/>footballer</text:p>
          </table:table-cell>
          <table:table-cell office:value-type="float" office:value="0.616039627052916">
            <text:p>0.6160396271</text:p>
          </table:table-cell>
          <table:table-cell office:value-type="float" office:value="0.590308998699194">
            <text:p>0.5903089987</text:p>
          </table:table-cell>
          <table:table-cell office:value-type="float" office:value="0.868599036215379">
            <text:p>0.8685990362</text:p>
          </table:table-cell>
          <table:table-cell office:value-type="float" office:value="0.6">
            <text:p>0.6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string">
            <text:p><text:s/>conceals</text:p>
          </table:table-cell>
          <table:table-cell office:value-type="float" office:value="0">
            <text:p>0</text:p>
          </table:table-cell>
          <table:table-cell office:value-type="float" office:value="0.141181741504608">
            <text:p>0.1411817415</text:p>
          </table:table-cell>
          <table:table-cell office:value-type="float" office:value="0.993883734673619">
            <text:p>0.9938837347</text:p>
          </table:table-cell>
          <table:table-cell office:value-type="float" office:value="0.9">
            <text:p>0.9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<text:s/>express</text:p>
          </table:table-cell>
          <table:table-cell office:value-type="float" office:value="0.40843137199002">
            <text:p>0.408431372</text:p>
          </table:table-cell>
          <table:table-cell office:value-type="float" office:value="0.698970004336019">
            <text:p>0.6989700043</text:p>
          </table:table-cell>
          <table:table-cell office:value-type="float" office:value="0.792593923901217">
            <text:p>0.7925939239</text:p>
          </table:table-cell>
          <table:table-cell office:value-type="float" office:value="0.4">
            <text:p>0.4</text:p>
          </table:table-cell>
          <table:table-cell office:value-type="float" office:value="0.111111111111111">
            <text:p>0.1111111111</text:p>
          </table:table-cell>
        </table:table-row>
      </table:table>
      <table:table table:name="50 Sub Correlation" table:style-name="ta1" table:print="false">
        <table:shapes>
          <draw:frame draw:z-index="0" draw:style-name="gr1" svg:width="5.2795in" svg:height="4.1224in" svg:x="15.5748in" svg:y="4.1031in">
            <draw:object draw:notify-on-update-of-ranges="'50 Sub Correlation'.B2:'50 Sub Correlation'.B25 '50 Sub Correlation'.E2:'50 Sub Correlation'.E25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5.3752in" svg:height="3.9669in" svg:x="15.5122in" svg:y="0.0917in">
            <draw:object draw:notify-on-update-of-ranges="'50 Sub Correlation'.C2:'50 Sub Correlation'.C25 '50 Sub Correlation'.E1:'50 Sub Correlation'.E1 '50 Sub Correlation'.E2:'50 Sub Correlation'.E25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5.3866in" svg:height="4.2142in" svg:x="10.1882in" svg:y="4.0882in">
            <draw:object draw:notify-on-update-of-ranges="'50 Sub Correlation'.B2:'50 Sub Correlation'.B25 '50 Sub Correlation'.D1:'50 Sub Correlation'.D1 '50 Sub Correlation'.D2:'50 Sub Correlation'.D2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3" draw:style-name="gr1" svg:width="5.3311in" svg:height="4.0587in" svg:x="10.1969in" svg:y="0in">
            <draw:object draw:notify-on-update-of-ranges="'50 Sub Correlation'.C2:'50 Sub Correlation'.C25 '50 Sub Correlation'.D1:'50 Sub Correlation'.D1 '50 Sub Correlation'.D2:'50 Sub Correlation'.D2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No Context</text:p>
          </table:table-cell>
          <table:table-cell office:value-type="string">
            <text:p>Context</text:p>
          </table:table-cell>
          <table:table-cell office:value-type="string">
            <text:p>Cosine Similarity</text:p>
          </table:table-cell>
          <table:table-cell office:value-type="string">
            <text:p>Overlap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744368154500694">
            <text:p>0.7443681545</text:p>
          </table:table-cell>
          <table:table-cell office:value-type="float" office:value="0.538192642184951">
            <text:p>0.5381926422</text:p>
          </table:table-cell>
          <table:table-cell office:value-type="float" office:value="0.686332845566441">
            <text:p>0.6863328456</text:p>
          </table:table-cell>
          <table:table-cell office:value-type="float" office:value="0.395833333333333">
            <text:p>0.3958333333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322734637267955">
            <text:p>0.3227346373</text:p>
          </table:table-cell>
          <table:table-cell office:value-type="float" office:value="0.395760049270314">
            <text:p>0.3957600493</text:p>
          </table:table-cell>
          <table:table-cell office:value-type="float" office:value="0.993437243484622">
            <text:p>0.9934372435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448280398010252">
            <text:p>0.448280398</text:p>
          </table:table-cell>
          <table:table-cell office:value-type="float" office:value="0.445269807252803">
            <text:p>0.4452698073</text:p>
          </table:table-cell>
          <table:table-cell office:value-type="float" office:value="0.514621867455888">
            <text:p>0.5146218675</text:p>
          </table:table-cell>
          <table:table-cell office:value-type="float" office:value="0.448979591836735">
            <text:p>0.4489795918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356770858871933">
            <text:p>0.3567708589</text:p>
          </table:table-cell>
          <table:table-cell office:value-type="float" office:value="0.535815795548163">
            <text:p>0.5358157955</text:p>
          </table:table-cell>
          <table:table-cell office:value-type="float" office:value="0.461347273628533">
            <text:p>0.4613472736</text:p>
          </table:table-cell>
          <table:table-cell office:value-type="float" office:value="0.354166666666667">
            <text:p>0.3541666667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415032567464653">
            <text:p>0.4150325675</text:p>
          </table:table-cell>
          <table:table-cell office:value-type="float" office:value="0.333836826249595">
            <text:p>0.3338368262</text:p>
          </table:table-cell>
          <table:table-cell office:value-type="float" office:value="0.70952389460125">
            <text:p>0.7095238946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385232691697328">
            <text:p>0.3852326917</text:p>
          </table:table-cell>
          <table:table-cell office:value-type="float" office:value="0.399199309527667">
            <text:p>0.3991993095</text:p>
          </table:table-cell>
          <table:table-cell office:value-type="float" office:value="0.839048526599423">
            <text:p>0.8390485266</text:p>
          </table:table-cell>
          <table:table-cell office:value-type="float" office:value="0.489795918367347">
            <text:p>0.4897959184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505811214248083">
            <text:p>0.5058112142</text:p>
          </table:table-cell>
          <table:table-cell office:value-type="float" office:value="0.424370301312617">
            <text:p>0.4243703013</text:p>
          </table:table-cell>
          <table:table-cell office:value-type="float" office:value="0.855717460459981">
            <text:p>0.8557174605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41323775782245">
            <text:p>0.4132377578</text:p>
          </table:table-cell>
          <table:table-cell office:value-type="float" office:value="0.154812638093476">
            <text:p>0.1548126381</text:p>
          </table:table-cell>
          <table:table-cell office:value-type="float" office:value="0.993289567069583">
            <text:p>0.9932895671</text:p>
          </table:table-cell>
          <table:table-cell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.214509991976996">
            <text:p>0.214509992</text:p>
          </table:table-cell>
          <table:table-cell office:value-type="float" office:value="0.0925217037153308">
            <text:p>0.0925217037</text:p>
          </table:table-cell>
          <table:table-cell office:value-type="float" office:value="0.9998148102735">
            <text:p>0.9998148103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799324473980436">
            <text:p>0.799324474</text:p>
          </table:table-cell>
          <table:table-cell office:value-type="float" office:value="0.593954668704751">
            <text:p>0.5939546687</text:p>
          </table:table-cell>
          <table:table-cell office:value-type="float" office:value="0.87541633443331">
            <text:p>0.8754163344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536194169952193">
            <text:p>0.53619417</text:p>
          </table:table-cell>
          <table:table-cell office:value-type="float" office:value="0.424644917264133">
            <text:p>0.4246449173</text:p>
          </table:table-cell>
          <table:table-cell office:value-type="float" office:value="0.826439304394101">
            <text:p>0.8264393044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0.503838284462264">
            <text:p>0.5038382845</text:p>
          </table:table-cell>
          <table:table-cell office:value-type="float" office:value="0.470836490217459">
            <text:p>0.4708364902</text:p>
          </table:table-cell>
          <table:table-cell office:value-type="float" office:value="0.9578125">
            <text:p>0.9578125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413865928924534">
            <text:p>0.4138659289</text:p>
          </table:table-cell>
          <table:table-cell office:value-type="float" office:value="0.449854170677876">
            <text:p>0.4498541707</text:p>
          </table:table-cell>
          <table:table-cell office:value-type="float" office:value="0.666185186948582">
            <text:p>0.6661851869</text:p>
          </table:table-cell>
          <table:table-cell office:value-type="float" office:value="0.469387755102041">
            <text:p>0.4693877551</text:p>
          </table:table-cell>
        </table:table-row>
        <table:table-row table:style-name="ro1">
          <table:table-cell office:value-type="string">
            <text:p>combat</text:p>
          </table:table-cell>
          <table:table-cell table:number-columns-repeated="2" office:value-type="float" office:value="0.117151887086692">
            <text:p>0.1171518871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442932795627053">
            <text:p>0.4429327956</text:p>
          </table:table-cell>
          <table:table-cell office:value-type="float" office:value="0.279072301831647">
            <text:p>0.2790723018</text:p>
          </table:table-cell>
          <table:table-cell office:value-type="float" office:value="0.933619041220199">
            <text:p>0.9336190412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611389268164016">
            <text:p>0.6113892682</text:p>
          </table:table-cell>
          <table:table-cell office:value-type="float" office:value="0.512571297366367">
            <text:p>0.5125712974</text:p>
          </table:table-cell>
          <table:table-cell office:value-type="float" office:value="0.741619848709566">
            <text:p>0.7416198487</text:p>
          </table:table-cell>
          <table:table-cell office:value-type="float" office:value="0.104166666666667">
            <text:p>0.1041666667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437454380716711">
            <text:p>0.4374543807</text:p>
          </table:table-cell>
          <table:table-cell office:value-type="float" office:value="0.278208798952999">
            <text:p>0.278208799</text:p>
          </table:table-cell>
          <table:table-cell office:value-type="float" office:value="0.899394102839033">
            <text:p>0.8993941028</text:p>
          </table:table-cell>
          <table:table-cell office:value-type="float" office:value="0.673469387755102">
            <text:p>0.6734693878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753541292750726">
            <text:p>0.7535412928</text:p>
          </table:table-cell>
          <table:table-cell office:value-type="float" office:value="0.524309600822353">
            <text:p>0.5243096008</text:p>
          </table:table-cell>
          <table:table-cell office:value-type="float" office:value="0.709558565099675">
            <text:p>0.709558565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706078347626562">
            <text:p>0.7060783476</text:p>
          </table:table-cell>
          <table:table-cell office:value-type="float" office:value="0.43601938139409">
            <text:p>0.4360193814</text:p>
          </table:table-cell>
          <table:table-cell office:value-type="float" office:value="0.838643679508982">
            <text:p>0.8386436795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333376032032663">
            <text:p>0.333376032</text:p>
          </table:table-cell>
          <table:table-cell office:value-type="float" office:value="0.323072133089109">
            <text:p>0.3230721331</text:p>
          </table:table-cell>
          <table:table-cell office:value-type="float" office:value="0.959488504004464">
            <text:p>0.959488504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33784415822546">
            <text:p>0.3378441582</text:p>
          </table:table-cell>
          <table:table-cell office:value-type="float" office:value="0.471306693922455">
            <text:p>0.4713066939</text:p>
          </table:table-cell>
          <table:table-cell office:value-type="float" office:value="0.965286857054951">
            <text:p>0.965286857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471547099084535">
            <text:p>0.4715470991</text:p>
          </table:table-cell>
          <table:table-cell office:value-type="float" office:value="0.315912761685497">
            <text:p>0.3159127617</text:p>
          </table:table-cell>
          <table:table-cell office:value-type="float" office:value="0.728912956138811">
            <text:p>0.728912956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.058017941659769">
            <text:p>0.0580179417</text:p>
          </table:table-cell>
          <table:table-cell office:value-type="float" office:value="0.0250609756496057">
            <text:p>0.0250609756</text:p>
          </table:table-cell>
          <table:table-cell office:value-type="float" office:value="0.999000234916772">
            <text:p>0.9990002349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491229963991742">
            <text:p>0.491229964</text:p>
          </table:table-cell>
          <table:table-cell office:value-type="float" office:value="0.356012563063097">
            <text:p>0.3560125631</text:p>
          </table:table-cell>
          <table:table-cell office:value-type="float" office:value="0.733377776641933">
            <text:p>0.7333777766</text:p>
          </table:table-cell>
          <table:table-cell office:value-type="float" office:value="0.46">
            <text:p>0.46</text:p>
          </table:table-cell>
        </table:table-row>
      </table:table>
      <table:table table:name="50 Submissions" table:style-name="ta1" table:print="false">
        <table:shapes>
          <draw:frame draw:z-index="0" draw:style-name="gr1" svg:width="10.1287in" svg:height="8.2035in" svg:x="0in" svg:y="8.3413in">
            <draw:object draw:notify-on-update-of-ranges="'50 Submissions'.B2:'50 Submissions'.B25 '50 Submissions'.C1:'50 Submissions'.C1 '50 Submissions'.C2:'50 Submissions'.C25 '50 Submissions'.G1:'50 Submissions'.G1 '50 Submissions'.G2:'50 Submissions'.G25 '50 Submissions'.K1:'50 Submissions'.K1 '50 Submissions'.K2:'50 Submissions'.K25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Cosine Similarity</text:p>
          </table:table-cell>
          <table:table-cell table:number-columns-repeated="3"/>
          <table:table-cell office:value-type="string">
            <text:p>Jaccard Similarity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686332845566441">
            <text:p>0.686332845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42424242424242">
            <text:p>0.2424242424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95833333333333">
            <text:p>0.3958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993437243484622">
            <text:p>0.9934372435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454545454545455">
            <text:p>0.454545454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514621867455888">
            <text:p>0.5146218675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411764705882353">
            <text:p>0.4117647059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448979591836735">
            <text:p>0.448979591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461347273628533">
            <text:p>0.461347273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354166666666667">
            <text:p>0.3541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70952389460125">
            <text:p>0.70952389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839048526599423">
            <text:p>0.8390485266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166666666666667">
            <text:p>0.1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489795918367347">
            <text:p>0.489795918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855717460459981">
            <text:p>0.8557174605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3125">
            <text:p>0.31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993289567069583">
            <text:p>0.993289567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266666666666667">
            <text:p>0.2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0.9998148102735">
            <text:p>0.9998148103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87541633443331">
            <text:p>0.87541633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189189189189189">
            <text:p>0.1891891892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826439304394101">
            <text:p>0.82643930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9578125">
            <text:p>0.9578125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260869565217391">
            <text:p>0.2608695652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666185186948582">
            <text:p>0.6661851869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469387755102041">
            <text:p>0.4693877551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933619041220199">
            <text:p>0.9336190412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.741619848709566">
            <text:p>0.7416198487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.125">
            <text:p>0.1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.104166666666667">
            <text:p>0.1041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899394102839033">
            <text:p>0.8993941028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673469387755102">
            <text:p>0.673469387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709558565099675">
            <text:p>0.7095585651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357142857142857">
            <text:p>0.3571428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838643679508982">
            <text:p>0.8386436795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59488504004464">
            <text:p>0.95948850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965286857054951">
            <text:p>0.965286857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357142857142857">
            <text:p>0.3571428571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728912956138811">
            <text:p>0.7289129561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9000234916772">
            <text:p>0.9990002349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666666666666667">
            <text:p>0.6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733377776641933">
            <text:p>0.7333777766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388888888888889">
            <text:p>0.3888888889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46">
            <text:p>0.46</text:p>
          </table:table-cell>
        </table:table-row>
      </table:table>
      <table:table table:name="Sheet1" table:style-name="ta1" table:print="false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intensified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received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sovereign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installment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obligated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ublished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arcas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satellite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ancient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ractice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edite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invaded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antagonist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ombat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redominantly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retired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founded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longevity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settled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produced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ompetition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footballer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conceals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20ASTLB3L0FBPWA8FU5JZEVE5SUJV7</text:p>
          </table:table-cell>
          <table:table-cell office:value-type="string">
            <text:p><text:s/>express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intensified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received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sovereign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installment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obligated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ublished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arcass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satellite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ancient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ractice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edited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invaded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antagonist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ombat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redominantly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retired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founded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longevity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settled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produced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ompetitions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football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conceals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25D2JE1M7PKKF8JGAZQAK04LZYTXQE</text:p>
          </table:table-cell>
          <table:table-cell office:value-type="string">
            <text:p><text:s/>express</text:p>
          </table:table-cell>
          <table:table-cell office:value-type="float" office:value="15">
            <text:p>15</text:p>
          </table:table-cell>
        </table:table-row>
      </table:table>
      <table:table table:name="Other Correlations" table:style-name="ta1" table:print="false">
        <table:shapes>
          <draw:frame draw:z-index="0" draw:style-name="gr1" svg:width="6.2988in" svg:height="3.5429in" svg:x="11.8157in" svg:y="0.2575in">
            <draw:object draw:notify-on-update-of-ranges="'Other Correlations'.B1:'Other Correlations'.B1 'Other Correlations'.B2:'Other Correlations'.B25 'Other Correlations'.H1:'Other Correlations'.H1 'Other Correlations'.H2:'Other Correlations'.H25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svg:width="6.2988in" svg:height="3.5429in" svg:x="11.1185in" svg:y="5.2028in">
            <draw:object draw:notify-on-update-of-ranges="'Other Correlations'.B1:'Other Correlations'.B1 'Other Correlations'.B2:'Other Correlations'.B25 'Other Correlations'.G1:'Other Correlations'.G1 'Other Correlations'.G2:'Other Correlations'.G25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svg:width="6.2988in" svg:height="3.5429in" svg:x="18.1756in" svg:y="0.4071in">
            <draw:object draw:notify-on-update-of-ranges="'Other Correlations'.B1:'Other Correlations'.B1 'Other Correlations'.B2:'Other Correlations'.B25 'Other Correlations'.I1:'Other Correlations'.I1 'Other Correlations'.I2:'Other Correlations'.I25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svg:width="6.2988in" svg:height="3.5429in" svg:x="17.4783in" svg:y="4.9717in">
            <draw:object draw:notify-on-update-of-ranges="'Other Correlations'.C1:'Other Correlations'.C1 'Other Correlations'.C2:'Other Correlations'.C25 'Other Correlations'.H1:'Other Correlations'.H1 'Other Correlations'.H2:'Other Correlations'.H25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svg:width="6.2988in" svg:height="3.5429in" svg:x="17.4917in" svg:y="8.9906in">
            <draw:object draw:notify-on-update-of-ranges="'Other Correlations'.D1:'Other Correlations'.D1 'Other Correlations'.D2:'Other Correlations'.D25 'Other Correlations'.H1:'Other Correlations'.H1 'Other Correlations'.H2:'Other Correlations'.H25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svg:width="6.2988in" svg:height="3.5429in" svg:x="10.8311in" svg:y="9.1677in">
            <draw:object draw:notify-on-update-of-ranges="'Other Correlations'.B1:'Other Correlations'.B1 'Other Correlations'.B2:'Other Correlations'.B25 'Other Correlations'.J1:'Other Correlations'.J1 'Other Correlations'.J2:'Other Correlations'.J25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6" draw:style-name="gr1" svg:width="6.2988in" svg:height="3.5429in" svg:x="4.2248in" svg:y="5.8295in">
            <draw:object draw:notify-on-update-of-ranges="'Other Correlations'.H1:'Other Correlations'.H1 'Other Correlations'.H2:'Other Correlations'.H25 'Other Correlations'.K1:'Other Correlations'.K1 'Other Correlations'.K2:'Other Correlations'.K25" xlink:href="./Object 25" xlink:type="simple" xlink:show="embed" xlink:actuate="onLoad"/>
            <draw:image xlink:href="./ObjectReplacements/Object 25" xlink:type="simple" xlink:show="embed" xlink:actuate="onLoad"/>
          </draw:frame>
        </table:shapes>
        <table:table-column table:style-name="co3" table:number-columns-repeated="12" table:default-cell-style-name="Default"/>
        <table:table-row table:style-name="ro1">
          <table:table-cell/>
          <table:table-cell office:value-type="string">
            <text:p>Cosine Similarity</text:p>
          </table:table-cell>
          <table:table-cell office:value-type="string">
            <text:p>Overlap</text:p>
          </table:table-cell>
          <table:table-cell office:value-type="string">
            <text:p>No Context Entropy</text:p>
          </table:table-cell>
          <table:table-cell office:value-type="string">
            <text:p>Context Entropy</text:p>
          </table:table-cell>
          <table:table-cell office:value-type="string">
            <text:p>Simple</text:p>
          </table:table-cell>
          <table:table-cell office:value-type="string">
            <text:p>Normal</text:p>
          </table:table-cell>
          <table:table-cell office:value-type="string">
            <text:p>Log Simple</text:p>
          </table:table-cell>
          <table:table-cell office:value-type="string">
            <text:p>Log Normal</text:p>
          </table:table-cell>
          <table:table-cell office:value-type="string">
            <text:p># senses</text:p>
          </table:table-cell>
          <table:table-cell office:value-type="string">
            <text:p># top subs context</text:p>
          </table:table-cell>
          <table:table-cell office:value-type="string">
            <text:p># top subs no context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686332845566441">
            <text:p>0.6863328456</text:p>
          </table:table-cell>
          <table:table-cell office:value-type="float" office:value="0.395833333333333">
            <text:p>0.3958333333</text:p>
          </table:table-cell>
          <table:table-cell office:value-type="float" office:value="0.744368154500694">
            <text:p>0.7443681545</text:p>
          </table:table-cell>
          <table:table-cell office:value-type="float" office:value="0.538192642184951">
            <text:p>0.5381926422</text:p>
          </table:table-cell>
          <table:table-cell office:value-type="float" office:value="31">
            <text:p>31</text:p>
          </table:table-cell>
          <table:table-cell office:value-type="float" office:value="705">
            <text:p>705</text:p>
          </table:table-cell>
          <table:table-cell table:formula="of:=LOG10([.F2])" office:value-type="float" office:value="1.49136169383427">
            <text:p>1.4913616938</text:p>
          </table:table-cell>
          <table:table-cell table:formula="of:=LOG10([.G2])" office:value-type="float" office:value="2.8481891169914">
            <text:p>2.84818911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993437243484622">
            <text:p>0.9934372435</text:p>
          </table:table-cell>
          <table:table-cell office:value-type="float" office:value="0.62">
            <text:p>0.62</text:p>
          </table:table-cell>
          <table:table-cell office:value-type="float" office:value="0.322734637267955">
            <text:p>0.3227346373</text:p>
          </table:table-cell>
          <table:table-cell office:value-type="float" office:value="0.395760049270314">
            <text:p>0.3957600493</text:p>
          </table:table-cell>
          <table:table-cell office:value-type="float" office:value="1269">
            <text:p>1269</text:p>
          </table:table-cell>
          <table:table-cell office:value-type="float" office:value="18857">
            <text:p>18857</text:p>
          </table:table-cell>
          <table:table-cell table:formula="of:=LOG10([.F3])" office:value-type="float" office:value="3.1034616220947">
            <text:p>3.1034616221</text:p>
          </table:table-cell>
          <table:table-cell table:formula="of:=LOG10([.G3])" office:value-type="float" office:value="4.27547260106942">
            <text:p>4.27547260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514621867455888">
            <text:p>0.5146218675</text:p>
          </table:table-cell>
          <table:table-cell office:value-type="float" office:value="0.448979591836735">
            <text:p>0.4489795918</text:p>
          </table:table-cell>
          <table:table-cell office:value-type="float" office:value="0.448280398010252">
            <text:p>0.448280398</text:p>
          </table:table-cell>
          <table:table-cell office:value-type="float" office:value="0.445269807252803">
            <text:p>0.4452698073</text:p>
          </table:table-cell>
          <table:table-cell office:value-type="float" office:value="164">
            <text:p>164</text:p>
          </table:table-cell>
          <table:table-cell office:value-type="float" office:value="1752">
            <text:p>1752</text:p>
          </table:table-cell>
          <table:table-cell table:formula="of:=LOG10([.F4])" office:value-type="float" office:value="2.2148438480477">
            <text:p>2.214843848</text:p>
          </table:table-cell>
          <table:table-cell table:formula="of:=LOG10([.G4])" office:value-type="float" office:value="3.24353410183206">
            <text:p>3.243534101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461347273628533">
            <text:p>0.4613472736</text:p>
          </table:table-cell>
          <table:table-cell office:value-type="float" office:value="0.354166666666667">
            <text:p>0.3541666667</text:p>
          </table:table-cell>
          <table:table-cell office:value-type="float" office:value="0.356770858871933">
            <text:p>0.3567708589</text:p>
          </table:table-cell>
          <table:table-cell office:value-type="float" office:value="0.535815795548163">
            <text:p>0.5358157955</text:p>
          </table:table-cell>
          <table:table-cell office:value-type="float" office:value="29">
            <text:p>29</text:p>
          </table:table-cell>
          <table:table-cell office:value-type="float" office:value="363">
            <text:p>363</text:p>
          </table:table-cell>
          <table:table-cell table:formula="of:=LOG10([.F5])" office:value-type="float" office:value="1.46239799789896">
            <text:p>1.4623979979</text:p>
          </table:table-cell>
          <table:table-cell table:formula="of:=LOG10([.G5])" office:value-type="float" office:value="2.55990662503611">
            <text:p>2.55990662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70952389460125">
            <text:p>0.7095238946</text:p>
          </table:table-cell>
          <table:table-cell office:value-type="float" office:value="0.5">
            <text:p>0.5</text:p>
          </table:table-cell>
          <table:table-cell office:value-type="float" office:value="0.415032567464653">
            <text:p>0.4150325675</text:p>
          </table:table-cell>
          <table:table-cell office:value-type="float" office:value="0.333836826249595">
            <text:p>0.3338368262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table:formula="of:=LOG10([.F6])" office:value-type="float" office:value="0.477121254719662">
            <text:p>0.4771212547</text:p>
          </table:table-cell>
          <table:table-cell table:formula="of:=LOG10([.G6])" office:value-type="float" office:value="2.13033376849501">
            <text:p>2.1303337685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839048526599423">
            <text:p>0.8390485266</text:p>
          </table:table-cell>
          <table:table-cell office:value-type="float" office:value="0.489795918367347">
            <text:p>0.4897959184</text:p>
          </table:table-cell>
          <table:table-cell office:value-type="float" office:value="0.385232691697328">
            <text:p>0.3852326917</text:p>
          </table:table-cell>
          <table:table-cell office:value-type="float" office:value="0.399199309527667">
            <text:p>0.3991993095</text:p>
          </table:table-cell>
          <table:table-cell office:value-type="float" office:value="1933">
            <text:p>1933</text:p>
          </table:table-cell>
          <table:table-cell office:value-type="float" office:value="17271">
            <text:p>17271</text:p>
          </table:table-cell>
          <table:table-cell table:formula="of:=LOG10([.F7])" office:value-type="float" office:value="3.28623185402855">
            <text:p>3.286231854</text:p>
          </table:table-cell>
          <table:table-cell table:formula="of:=LOG10([.G7])" office:value-type="float" office:value="4.2373174841748">
            <text:p>4.237317484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855717460459981">
            <text:p>0.8557174605</text:p>
          </table:table-cell>
          <table:table-cell office:value-type="float" office:value="0.571428571428571">
            <text:p>0.5714285714</text:p>
          </table:table-cell>
          <table:table-cell office:value-type="float" office:value="0.505811214248083">
            <text:p>0.5058112142</text:p>
          </table:table-cell>
          <table:table-cell office:value-type="float" office:value="0.424370301312617">
            <text:p>0.4243703013</text:p>
          </table:table-cell>
          <table:table-cell office:value-type="float" office:value="9">
            <text:p>9</text:p>
          </table:table-cell>
          <table:table-cell office:value-type="float" office:value="138">
            <text:p>138</text:p>
          </table:table-cell>
          <table:table-cell table:formula="of:=LOG10([.F8])" office:value-type="float" office:value="0.954242509439325">
            <text:p>0.9542425094</text:p>
          </table:table-cell>
          <table:table-cell table:formula="of:=LOG10([.G8])" office:value-type="float" office:value="2.13987908640124">
            <text:p>2.139879086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993289567069583">
            <text:p>0.9932895671</text:p>
          </table:table-cell>
          <table:table-cell office:value-type="float" office:value="0.714285714285714">
            <text:p>0.7142857143</text:p>
          </table:table-cell>
          <table:table-cell office:value-type="float" office:value="0.41323775782245">
            <text:p>0.4132377578</text:p>
          </table:table-cell>
          <table:table-cell office:value-type="float" office:value="0.154812638093476">
            <text:p>0.1548126381</text:p>
          </table:table-cell>
          <table:table-cell office:value-type="float" office:value="199">
            <text:p>199</text:p>
          </table:table-cell>
          <table:table-cell office:value-type="float" office:value="2802">
            <text:p>2802</text:p>
          </table:table-cell>
          <table:table-cell table:formula="of:=LOG10([.F9])" office:value-type="float" office:value="2.29885307640971">
            <text:p>2.2988530764</text:p>
          </table:table-cell>
          <table:table-cell table:formula="of:=LOG10([.G9])" office:value-type="float" office:value="3.44746813094976">
            <text:p>3.4474681309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.9998148102735">
            <text:p>0.9998148103</text:p>
          </table:table-cell>
          <table:table-cell office:value-type="float" office:value="0.86">
            <text:p>0.86</text:p>
          </table:table-cell>
          <table:table-cell office:value-type="float" office:value="0.214509991976996">
            <text:p>0.214509992</text:p>
          </table:table-cell>
          <table:table-cell office:value-type="float" office:value="0.0925217037153308">
            <text:p>0.0925217037</text:p>
          </table:table-cell>
          <table:table-cell office:value-type="float" office:value="1832">
            <text:p>1832</text:p>
          </table:table-cell>
          <table:table-cell office:value-type="float" office:value="11841">
            <text:p>11841</text:p>
          </table:table-cell>
          <table:table-cell table:formula="of:=LOG10([.F10])" office:value-type="float" office:value="3.26292546933183">
            <text:p>3.2629254693</text:p>
          </table:table-cell>
          <table:table-cell table:formula="of:=LOG10([.G10])" office:value-type="float" office:value="4.07338838111518">
            <text:p>4.0733883811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87541633443331">
            <text:p>0.8754163344</text:p>
          </table:table-cell>
          <table:table-cell office:value-type="float" office:value="0.4">
            <text:p>0.4</text:p>
          </table:table-cell>
          <table:table-cell office:value-type="float" office:value="0.799324473980436">
            <text:p>0.799324474</text:p>
          </table:table-cell>
          <table:table-cell office:value-type="float" office:value="0.593954668704751">
            <text:p>0.5939546687</text:p>
          </table:table-cell>
          <table:table-cell office:value-type="float" office:value="598">
            <text:p>598</text:p>
          </table:table-cell>
          <table:table-cell office:value-type="float" office:value="9319">
            <text:p>9319</text:p>
          </table:table-cell>
          <table:table-cell table:formula="of:=LOG10([.F11])" office:value-type="float" office:value="2.77670118398841">
            <text:p>2.776701184</text:p>
          </table:table-cell>
          <table:table-cell table:formula="of:=LOG10([.G11])" office:value-type="float" office:value="3.96936931173353">
            <text:p>3.969369311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826439304394101">
            <text:p>0.8264393044</text:p>
          </table:table-cell>
          <table:table-cell office:value-type="float" office:value="0.571428571428571">
            <text:p>0.5714285714</text:p>
          </table:table-cell>
          <table:table-cell office:value-type="float" office:value="0.536194169952193">
            <text:p>0.53619417</text:p>
          </table:table-cell>
          <table:table-cell office:value-type="float" office:value="0.424644917264133">
            <text:p>0.4246449173</text:p>
          </table:table-cell>
          <table:table-cell office:value-type="float" office:value="110">
            <text:p>110</text:p>
          </table:table-cell>
          <table:table-cell office:value-type="float" office:value="1303">
            <text:p>1303</text:p>
          </table:table-cell>
          <table:table-cell table:formula="of:=LOG10([.F12])" office:value-type="float" office:value="2.04139268515822">
            <text:p>2.0413926852</text:p>
          </table:table-cell>
          <table:table-cell table:formula="of:=LOG10([.G12])" office:value-type="float" office:value="3.11494441571258">
            <text:p>3.114944415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0.9578125">
            <text:p>0.9578125</text:p>
          </table:table-cell>
          <table:table-cell office:value-type="float" office:value="0.68">
            <text:p>0.68</text:p>
          </table:table-cell>
          <table:table-cell office:value-type="float" office:value="0.503838284462264">
            <text:p>0.5038382845</text:p>
          </table:table-cell>
          <table:table-cell office:value-type="float" office:value="0.470836490217459">
            <text:p>0.4708364902</text:p>
          </table:table-cell>
          <table:table-cell office:value-type="float" office:value="237">
            <text:p>237</text:p>
          </table:table-cell>
          <table:table-cell office:value-type="float" office:value="1509">
            <text:p>1509</text:p>
          </table:table-cell>
          <table:table-cell table:formula="of:=LOG10([.F13])" office:value-type="float" office:value="2.3747483460101">
            <text:p>2.374748346</text:p>
          </table:table-cell>
          <table:table-cell table:formula="of:=LOG10([.G13])" office:value-type="float" office:value="3.17868923977559">
            <text:p>3.1786892398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666185186948582">
            <text:p>0.6661851869</text:p>
          </table:table-cell>
          <table:table-cell office:value-type="float" office:value="0.469387755102041">
            <text:p>0.4693877551</text:p>
          </table:table-cell>
          <table:table-cell office:value-type="float" office:value="0.413865928924534">
            <text:p>0.4138659289</text:p>
          </table:table-cell>
          <table:table-cell office:value-type="float" office:value="0.449854170677876">
            <text:p>0.4498541707</text:p>
          </table:table-cell>
          <table:table-cell office:value-type="float" office:value="31">
            <text:p>31</text:p>
          </table:table-cell>
          <table:table-cell office:value-type="float" office:value="422">
            <text:p>422</text:p>
          </table:table-cell>
          <table:table-cell table:formula="of:=LOG10([.F14])" office:value-type="float" office:value="1.49136169383427">
            <text:p>1.4913616938</text:p>
          </table:table-cell>
          <table:table-cell table:formula="of:=LOG10([.G14])" office:value-type="float" office:value="2.62531245096167">
            <text:p>2.62531245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0.117151887086692">
            <text:p>0.1171518871</text:p>
          </table:table-cell>
          <table:table-cell office:value-type="float" office:value="158">
            <text:p>158</text:p>
          </table:table-cell>
          <table:table-cell office:value-type="float" office:value="3265">
            <text:p>3265</text:p>
          </table:table-cell>
          <table:table-cell table:formula="of:=LOG10([.F15])" office:value-type="float" office:value="2.19865708695442">
            <text:p>2.198657087</text:p>
          </table:table-cell>
          <table:table-cell table:formula="of:=LOG10([.G15])" office:value-type="float" office:value="3.51388318561109">
            <text:p>3.5138831856</text:p>
          </table:table-cell>
          <table:table-cell office:value-type="float" office:value="3">
            <text:p>3</text:p>
          </table:table-cell>
          <table:table-cell table:number-columns-repeated="2" office:value-type="float" office:value="45">
            <text:p>45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933619041220199">
            <text:p>0.9336190412</text:p>
          </table:table-cell>
          <table:table-cell office:value-type="float" office:value="0.66">
            <text:p>0.66</text:p>
          </table:table-cell>
          <table:table-cell office:value-type="float" office:value="0.442932795627053">
            <text:p>0.4429327956</text:p>
          </table:table-cell>
          <table:table-cell office:value-type="float" office:value="0.279072301831647">
            <text:p>0.2790723018</text:p>
          </table:table-cell>
          <table:table-cell office:value-type="float" office:value="47">
            <text:p>47</text:p>
          </table:table-cell>
          <table:table-cell office:value-type="float" office:value="1719">
            <text:p>1719</text:p>
          </table:table-cell>
          <table:table-cell table:formula="of:=LOG10([.F16])" office:value-type="float" office:value="1.67209785793572">
            <text:p>1.6720978579</text:p>
          </table:table-cell>
          <table:table-cell table:formula="of:=LOG10([.G16])" office:value-type="float" office:value="3.23527587668705">
            <text:p>3.2352758767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741619848709566">
            <text:p>0.7416198487</text:p>
          </table:table-cell>
          <table:table-cell office:value-type="float" office:value="0.104166666666667">
            <text:p>0.1041666667</text:p>
          </table:table-cell>
          <table:table-cell office:value-type="float" office:value="0.611389268164016">
            <text:p>0.6113892682</text:p>
          </table:table-cell>
          <table:table-cell office:value-type="float" office:value="0.512571297366367">
            <text:p>0.5125712974</text:p>
          </table:table-cell>
          <table:table-cell office:value-type="float" office:value="823">
            <text:p>823</text:p>
          </table:table-cell>
          <table:table-cell office:value-type="float" office:value="3834">
            <text:p>3834</text:p>
          </table:table-cell>
          <table:table-cell table:formula="of:=LOG10([.F17])" office:value-type="float" office:value="2.91539983521227">
            <text:p>2.9153998352</text:p>
          </table:table-cell>
          <table:table-cell table:formula="of:=LOG10([.G17])" office:value-type="float" office:value="3.58365210854204">
            <text:p>3.583652108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899394102839033">
            <text:p>0.8993941028</text:p>
          </table:table-cell>
          <table:table-cell office:value-type="float" office:value="0.673469387755102">
            <text:p>0.6734693878</text:p>
          </table:table-cell>
          <table:table-cell office:value-type="float" office:value="0.437454380716711">
            <text:p>0.4374543807</text:p>
          </table:table-cell>
          <table:table-cell office:value-type="float" office:value="0.278208798952999">
            <text:p>0.278208799</text:p>
          </table:table-cell>
          <table:table-cell office:value-type="float" office:value="1688">
            <text:p>1688</text:p>
          </table:table-cell>
          <table:table-cell office:value-type="float" office:value="11843">
            <text:p>11843</text:p>
          </table:table-cell>
          <table:table-cell table:formula="of:=LOG10([.F18])" office:value-type="float" office:value="3.22737244228964">
            <text:p>3.2273724423</text:p>
          </table:table-cell>
          <table:table-cell table:formula="of:=LOG10([.G18])" office:value-type="float" office:value="4.07346172927984">
            <text:p>4.073461729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709558565099675">
            <text:p>0.7095585651</text:p>
          </table:table-cell>
          <table:table-cell office:value-type="float" office:value="0.36">
            <text:p>0.36</text:p>
          </table:table-cell>
          <table:table-cell office:value-type="float" office:value="0.753541292750726">
            <text:p>0.7535412928</text:p>
          </table:table-cell>
          <table:table-cell office:value-type="float" office:value="0.524309600822353">
            <text:p>0.5243096008</text:p>
          </table:table-cell>
          <table:table-cell office:value-type="float" office:value="25">
            <text:p>25</text:p>
          </table:table-cell>
          <table:table-cell office:value-type="float" office:value="293">
            <text:p>293</text:p>
          </table:table-cell>
          <table:table-cell table:formula="of:=LOG10([.F19])" office:value-type="float" office:value="1.39794000867204">
            <text:p>1.3979400087</text:p>
          </table:table-cell>
          <table:table-cell table:formula="of:=LOG10([.G19])" office:value-type="float" office:value="2.46686762035411">
            <text:p>2.4668676204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838643679508982">
            <text:p>0.8386436795</text:p>
          </table:table-cell>
          <table:table-cell office:value-type="float" office:value="0.458333333333333">
            <text:p>0.4583333333</text:p>
          </table:table-cell>
          <table:table-cell office:value-type="float" office:value="0.706078347626562">
            <text:p>0.7060783476</text:p>
          </table:table-cell>
          <table:table-cell office:value-type="float" office:value="0.43601938139409">
            <text:p>0.4360193814</text:p>
          </table:table-cell>
          <table:table-cell office:value-type="float" office:value="380">
            <text:p>380</text:p>
          </table:table-cell>
          <table:table-cell office:value-type="float" office:value="5091">
            <text:p>5091</text:p>
          </table:table-cell>
          <table:table-cell table:formula="of:=LOG10([.F20])" office:value-type="float" office:value="2.57978359661681">
            <text:p>2.5797835966</text:p>
          </table:table-cell>
          <table:table-cell table:formula="of:=LOG10([.G20])" office:value-type="float" office:value="3.70680309703734">
            <text:p>3.706803097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959488504004464">
            <text:p>0.959488504</text:p>
          </table:table-cell>
          <table:table-cell office:value-type="float" office:value="0.7">
            <text:p>0.7</text:p>
          </table:table-cell>
          <table:table-cell office:value-type="float" office:value="0.333376032032663">
            <text:p>0.333376032</text:p>
          </table:table-cell>
          <table:table-cell office:value-type="float" office:value="0.323072133089109">
            <text:p>0.3230721331</text:p>
          </table:table-cell>
          <table:table-cell office:value-type="float" office:value="1612">
            <text:p>1612</text:p>
          </table:table-cell>
          <table:table-cell office:value-type="float" office:value="18048">
            <text:p>18048</text:p>
          </table:table-cell>
          <table:table-cell table:formula="of:=LOG10([.F21])" office:value-type="float" office:value="3.20736503746907">
            <text:p>3.2073650375</text:p>
          </table:table-cell>
          <table:table-cell table:formula="of:=LOG10([.G21])" office:value-type="float" office:value="4.25642908230325">
            <text:p>4.2564290823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965286857054951">
            <text:p>0.9652868571</text:p>
          </table:table-cell>
          <table:table-cell office:value-type="float" office:value="0.68">
            <text:p>0.68</text:p>
          </table:table-cell>
          <table:table-cell office:value-type="float" office:value="0.33784415822546">
            <text:p>0.3378441582</text:p>
          </table:table-cell>
          <table:table-cell office:value-type="float" office:value="0.471306693922455">
            <text:p>0.4713066939</text:p>
          </table:table-cell>
          <table:table-cell office:value-type="float" office:value="189">
            <text:p>189</text:p>
          </table:table-cell>
          <table:table-cell office:value-type="float" office:value="1889">
            <text:p>1889</text:p>
          </table:table-cell>
          <table:table-cell table:formula="of:=LOG10([.F22])" office:value-type="float" office:value="2.27646180417324">
            <text:p>2.2764618042</text:p>
          </table:table-cell>
          <table:table-cell table:formula="of:=LOG10([.G22])" office:value-type="float" office:value="3.27623195792183">
            <text:p>3.2762319579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728912956138811">
            <text:p>0.7289129561</text:p>
          </table:table-cell>
          <table:table-cell office:value-type="float" office:value="0.56">
            <text:p>0.56</text:p>
          </table:table-cell>
          <table:table-cell office:value-type="float" office:value="0.471547099084535">
            <text:p>0.4715470991</text:p>
          </table:table-cell>
          <table:table-cell office:value-type="float" office:value="0.315912761685497">
            <text:p>0.3159127617</text:p>
          </table:table-cell>
          <table:table-cell office:value-type="float" office:value="97">
            <text:p>97</text:p>
          </table:table-cell>
          <table:table-cell office:value-type="float" office:value="1514">
            <text:p>1514</text:p>
          </table:table-cell>
          <table:table-cell table:formula="of:=LOG10([.F23])" office:value-type="float" office:value="1.98677173426624">
            <text:p>1.9867717343</text:p>
          </table:table-cell>
          <table:table-cell table:formula="of:=LOG10([.G23])" office:value-type="float" office:value="3.18012587516405">
            <text:p>3.180125875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.999000234916772">
            <text:p>0.9990002349</text:p>
          </table:table-cell>
          <table:table-cell office:value-type="float" office:value="0.94">
            <text:p>0.94</text:p>
          </table:table-cell>
          <table:table-cell office:value-type="float" office:value="0.058017941659769">
            <text:p>0.0580179417</text:p>
          </table:table-cell>
          <table:table-cell office:value-type="float" office:value="0.0250609756496057">
            <text:p>0.0250609756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formula="of:=LOG10([.F24])" office:value-type="float" office:value="0.698970004336019">
            <text:p>0.6989700043</text:p>
          </table:table-cell>
          <table:table-cell table:formula="of:=LOG10([.G24])" office:value-type="float" office:value="1.54406804435028">
            <text:p>1.5440680444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733377776641933">
            <text:p>0.7333777766</text:p>
          </table:table-cell>
          <table:table-cell office:value-type="float" office:value="0.46">
            <text:p>0.46</text:p>
          </table:table-cell>
          <table:table-cell office:value-type="float" office:value="0.491229963991742">
            <text:p>0.491229964</text:p>
          </table:table-cell>
          <table:table-cell office:value-type="float" office:value="0.356012563063097">
            <text:p>0.3560125631</text:p>
          </table:table-cell>
          <table:table-cell office:value-type="float" office:value="383">
            <text:p>383</text:p>
          </table:table-cell>
          <table:table-cell office:value-type="float" office:value="3676">
            <text:p>3676</text:p>
          </table:table-cell>
          <table:table-cell table:formula="of:=LOG10([.F25])" office:value-type="float" office:value="2.58319877396862">
            <text:p>2.583198774</text:p>
          </table:table-cell>
          <table:table-cell table:formula="of:=LOG10([.G25])" office:value-type="float" office:value="3.56537550271407">
            <text:p>3.5653755027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office:value-type="string">
            <text:p>ancient-old</text:p>
          </table:table-cell>
          <table:table-cell office:value-type="float" office:value="1832">
            <text:p>1832</text:p>
          </table:table-cell>
          <table:table-cell table:number-columns-repeated="10"/>
        </table:table-row>
        <table:table-row table:style-name="ro1">
          <table:table-cell office:value-type="string">
            <text:p>antagonist-enemy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antagonist-villain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carcass-body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arcass-corpse</text:p>
          </table:table-cell>
          <table:table-cell office:value-type="float" office:value="9">
            <text:p>9</text:p>
          </table:table-cell>
          <table:table-cell table:number-columns-repeated="10"/>
        </table:table-row>
        <table:table-row table:style-name="ro1">
          <table:table-cell office:value-type="string">
            <text:p>combat-fight</text:p>
          </table:table-cell>
          <table:table-cell office:value-type="float" office:value="158">
            <text:p>158</text:p>
          </table:table-cell>
          <table:table-cell table:number-columns-repeated="10"/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9">
            <text:p>189</text:p>
          </table:table-cell>
          <table:table-cell table:number-columns-repeated="10"/>
        </table:table-row>
        <table:table-row table:style-name="ro1">
          <table:table-cell office:value-type="string">
            <text:p>conceals-hides</text:p>
          </table:table-cell>
          <table:table-cell office:value-type="float" office:value="5">
            <text:p>5</text:p>
          </table:table-cell>
          <table:table-cell table:number-columns-repeated="10"/>
        </table:table-row>
        <table:table-row table:style-name="ro1">
          <table:table-cell office:value-type="string">
            <text:p>edited-changed</text:p>
          </table:table-cell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string">
            <text:p>edited-fixed</text:p>
          </table:table-cell>
          <table:table-cell office:value-type="float" office:value="110">
            <text:p>110</text:p>
          </table:table-cell>
          <table:table-cell table:number-columns-repeated="10"/>
        </table:table-row>
        <table:table-row table:style-name="ro1">
          <table:table-cell office:value-type="string">
            <text:p>express-say</text:p>
          </table:table-cell>
          <table:table-cell office:value-type="float" office:value="383">
            <text:p>383</text:p>
          </table:table-cell>
          <table:table-cell table:number-columns-repeated="10"/>
        </table:table-row>
        <table:table-row table:style-name="ro1">
          <table:table-cell office:value-type="string">
            <text:p>express-show</text:p>
          </table:table-cell>
          <table:table-cell office:value-type="float" office:value="383">
            <text:p>383</text:p>
          </table:table-cell>
          <table:table-cell table:number-columns-repeated="10"/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string">
            <text:p>footballer-player</text:p>
          </table:table-cell>
          <table:table-cell office:value-type="float" office:value="97">
            <text:p>97</text:p>
          </table:table-cell>
          <table:table-cell table:number-columns-repeated="10"/>
        </table:table-row>
        <table:table-row table:style-name="ro1">
          <table:table-cell office:value-type="string">
            <text:p>founded-started</text:p>
          </table:table-cell>
          <table:table-cell office:value-type="float" office:value="1688">
            <text:p>1688</text:p>
          </table:table-cell>
          <table:table-cell table:number-columns-repeated="10"/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nstallment-game</text:p>
          </table:table-cell>
          <table:table-cell office:value-type="float" office:value="29">
            <text:p>29</text:p>
          </table:table-cell>
          <table:table-cell table:number-columns-repeated="10"/>
        </table:table-row>
        <table:table-row table:style-name="ro1">
          <table:table-cell office:value-type="string">
            <text:p>intensified-grew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ntensified-increased</text:p>
          </table:table-cell>
          <table:table-cell office:value-type="float" office:value="31">
            <text:p>31</text:p>
          </table:table-cell>
          <table:table-cell table:number-columns-repeated="10"/>
        </table:table-row>
        <table:table-row table:style-name="ro1">
          <table:table-cell office:value-type="string">
            <text:p>invaded-attacked</text:p>
          </table:table-cell>
          <table:table-cell office:value-type="float" office:value="237">
            <text:p>237</text:p>
          </table:table-cell>
          <table:table-cell table:number-columns-repeated="10"/>
        </table:table-row>
        <table:table-row table:style-name="ro1">
          <table:table-cell office:value-type="string">
            <text:p>longevity-old</text:p>
          </table:table-cell>
          <table:table-cell office:value-type="float" office:value="25">
            <text:p>25</text:p>
          </table:table-cell>
          <table:table-cell table:number-columns-repeated="10"/>
        </table:table-row>
        <table:table-row table:style-name="ro1">
          <table:table-cell office:value-type="string">
            <text:p>obligated-forced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office:value-type="string">
            <text:p>practice-way</text:p>
          </table:table-cell>
          <table:table-cell office:value-type="float" office:value="598">
            <text:p>598</text:p>
          </table:table-cell>
          <table:table-cell table:number-columns-repeated="10"/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47">
            <text:p>47</text:p>
          </table:table-cell>
          <table:table-cell table:number-columns-repeated="10"/>
        </table:table-row>
        <table:table-row table:style-name="ro1">
          <table:table-cell office:value-type="string">
            <text:p>produced-made</text:p>
          </table:table-cell>
          <table:table-cell office:value-type="float" office:value="1612">
            <text:p>1612</text:p>
          </table:table-cell>
          <table:table-cell table:number-columns-repeated="10"/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933">
            <text:p>1933</text:p>
          </table:table-cell>
          <table:table-cell table:number-columns-repeated="10"/>
        </table:table-row>
        <table:table-row table:style-name="ro1">
          <table:table-cell office:value-type="string">
            <text:p>received-got</text:p>
          </table:table-cell>
          <table:table-cell office:value-type="float" office:value="1269">
            <text:p>1269</text:p>
          </table:table-cell>
          <table:table-cell table:number-columns-repeated="10"/>
        </table:table-row>
        <table:table-row table:style-name="ro1">
          <table:table-cell office:value-type="string">
            <text:p>retired-former</text:p>
          </table:table-cell>
          <table:table-cell office:value-type="float" office:value="823">
            <text:p>823</text:p>
          </table:table-cell>
          <table:table-cell table:number-columns-repeated="10"/>
        </table:table-row>
        <table:table-row table:style-name="ro1">
          <table:table-cell office:value-type="string">
            <text:p>retired-quit</text:p>
          </table:table-cell>
          <table:table-cell office:value-type="float" office:value="823">
            <text:p>823</text:p>
          </table:table-cell>
          <table:table-cell table:number-columns-repeated="10"/>
        </table:table-row>
        <table:table-row table:style-name="ro1">
          <table:table-cell office:value-type="string">
            <text:p>satellite-moon</text:p>
          </table:table-cell>
          <table:table-cell office:value-type="float" office:value="199">
            <text:p>199</text:p>
          </table:table-cell>
          <table:table-cell table:number-columns-repeated="10"/>
        </table:table-row>
        <table:table-row table:style-name="ro1">
          <table:table-cell office:value-type="string">
            <text:p>settled-lived</text:p>
          </table:table-cell>
          <table:table-cell office:value-type="float" office:value="380">
            <text:p>380</text:p>
          </table:table-cell>
          <table:table-cell table:number-columns-repeated="10"/>
        </table:table-row>
        <table:table-row table:style-name="ro1">
          <table:table-cell office:value-type="string">
            <text:p>sovereign-king</text:p>
          </table:table-cell>
          <table:table-cell office:value-type="float" office:value="164">
            <text:p>164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tensified-grew</text:p>
          </table:table-cell>
          <table:table-cell office:value-type="float" office:value="705">
            <text:p>705</text:p>
          </table:table-cell>
          <table:table-cell table:number-columns-repeated="10"/>
        </table:table-row>
        <table:table-row table:style-name="ro1">
          <table:table-cell office:value-type="string">
            <text:p>received-got</text:p>
          </table:table-cell>
          <table:table-cell office:value-type="float" office:value="18857">
            <text:p>18857</text:p>
          </table:table-cell>
          <table:table-cell table:number-columns-repeated="10"/>
        </table:table-row>
        <table:table-row table:style-name="ro1">
          <table:table-cell office:value-type="string">
            <text:p>sovereign-ruler</text:p>
          </table:table-cell>
          <table:table-cell office:value-type="float" office:value="1752">
            <text:p>1752</text:p>
          </table:table-cell>
          <table:table-cell table:number-columns-repeated="10"/>
        </table:table-row>
        <table:table-row table:style-name="ro1">
          <table:table-cell office:value-type="string">
            <text:p>sovereign-king</text:p>
          </table:table-cell>
          <table:table-cell office:value-type="float" office:value="1752">
            <text:p>1752</text:p>
          </table:table-cell>
          <table:table-cell table:number-columns-repeated="10"/>
        </table:table-row>
        <table:table-row table:style-name="ro1">
          <table:table-cell office:value-type="string">
            <text:p>installment-episode</text:p>
          </table:table-cell>
          <table:table-cell office:value-type="float" office:value="363">
            <text:p>363</text:p>
          </table:table-cell>
          <table:table-cell table:number-columns-repeated="10"/>
        </table:table-row>
        <table:table-row table:style-name="ro1">
          <table:table-cell office:value-type="string">
            <text:p>installment-part</text:p>
          </table:table-cell>
          <table:table-cell office:value-type="float" office:value="363">
            <text:p>363</text:p>
          </table:table-cell>
          <table:table-cell table:number-columns-repeated="10"/>
        </table:table-row>
        <table:table-row table:style-name="ro1">
          <table:table-cell office:value-type="string">
            <text:p>obligated-required</text:p>
          </table:table-cell>
          <table:table-cell office:value-type="float" office:value="135">
            <text:p>135</text:p>
          </table:table-cell>
          <table:table-cell table:number-columns-repeated="10"/>
        </table:table-row>
        <table:table-row table:style-name="ro1">
          <table:table-cell office:value-type="string">
            <text:p>obligated-forced</text:p>
          </table:table-cell>
          <table:table-cell office:value-type="float" office:value="135">
            <text:p>135</text:p>
          </table:table-cell>
          <table:table-cell table:number-columns-repeated="10"/>
        </table:table-row>
        <table:table-row table:style-name="ro1">
          <table:table-cell office:value-type="string">
            <text:p>published-written</text:p>
          </table:table-cell>
          <table:table-cell office:value-type="float" office:value="17271">
            <text:p>17271</text:p>
          </table:table-cell>
          <table:table-cell table:number-columns-repeated="10"/>
        </table:table-row>
        <table:table-row table:style-name="ro1">
          <table:table-cell office:value-type="string">
            <text:p>published-printed</text:p>
          </table:table-cell>
          <table:table-cell office:value-type="float" office:value="17271">
            <text:p>17271</text:p>
          </table:table-cell>
          <table:table-cell table:number-columns-repeated="10"/>
        </table:table-row>
        <table:table-row table:style-name="ro1">
          <table:table-cell office:value-type="string">
            <text:p>carcass-body</text:p>
          </table:table-cell>
          <table:table-cell office:value-type="float" office:value="138">
            <text:p>138</text:p>
          </table:table-cell>
          <table:table-cell table:number-columns-repeated="10"/>
        </table:table-row>
        <table:table-row table:style-name="ro1">
          <table:table-cell office:value-type="string">
            <text:p>satellite-moon</text:p>
          </table:table-cell>
          <table:table-cell office:value-type="float" office:value="2802">
            <text:p>2802</text:p>
          </table:table-cell>
          <table:table-cell table:number-columns-repeated="10"/>
        </table:table-row>
        <table:table-row table:style-name="ro1">
          <table:table-cell office:value-type="string">
            <text:p>ancient-old</text:p>
          </table:table-cell>
          <table:table-cell office:value-type="float" office:value="11841">
            <text:p>11841</text:p>
          </table:table-cell>
          <table:table-cell table:number-columns-repeated="10"/>
        </table:table-row>
        <table:table-row table:style-name="ro1">
          <table:table-cell office:value-type="string">
            <text:p>practice-habit</text:p>
          </table:table-cell>
          <table:table-cell office:value-type="float" office:value="9319">
            <text:p>9319</text:p>
          </table:table-cell>
          <table:table-cell table:number-columns-repeated="10"/>
        </table:table-row>
        <table:table-row table:style-name="ro1">
          <table:table-cell office:value-type="string">
            <text:p>practice-way</text:p>
          </table:table-cell>
          <table:table-cell office:value-type="float" office:value="9319">
            <text:p>9319</text:p>
          </table:table-cell>
          <table:table-cell table:number-columns-repeated="10"/>
        </table:table-row>
        <table:table-row table:style-name="ro1">
          <table:table-cell office:value-type="string">
            <text:p>edited-changed</text:p>
          </table:table-cell>
          <table:table-cell office:value-type="float" office:value="1303">
            <text:p>1303</text:p>
          </table:table-cell>
          <table:table-cell table:number-columns-repeated="10"/>
        </table:table-row>
        <table:table-row table:style-name="ro1">
          <table:table-cell office:value-type="string">
            <text:p>edited-revised</text:p>
          </table:table-cell>
          <table:table-cell office:value-type="float" office:value="1303">
            <text:p>1303</text:p>
          </table:table-cell>
          <table:table-cell table:number-columns-repeated="10"/>
        </table:table-row>
        <table:table-row table:style-name="ro1">
          <table:table-cell office:value-type="string">
            <text:p>invaded-attacked</text:p>
          </table:table-cell>
          <table:table-cell office:value-type="float" office:value="1509">
            <text:p>1509</text:p>
          </table:table-cell>
          <table:table-cell table:number-columns-repeated="10"/>
        </table:table-row>
        <table:table-row table:style-name="ro1">
          <table:table-cell office:value-type="string">
            <text:p>antagonist-enemy</text:p>
          </table:table-cell>
          <table:table-cell office:value-type="float" office:value="422">
            <text:p>422</text:p>
          </table:table-cell>
          <table:table-cell table:number-columns-repeated="10"/>
        </table:table-row>
        <table:table-row table:style-name="ro1">
          <table:table-cell office:value-type="string">
            <text:p>combat-fight</text:p>
          </table:table-cell>
          <table:table-cell office:value-type="float" office:value="3265">
            <text:p>3265</text:p>
          </table:table-cell>
          <table:table-cell table:number-columns-repeated="10"/>
        </table:table-row>
        <table:table-row table:style-name="ro1">
          <table:table-cell office:value-type="string">
            <text:p>predominantly-mainly</text:p>
          </table:table-cell>
          <table:table-cell office:value-type="float" office:value="1719">
            <text:p>1719</text:p>
          </table:table-cell>
          <table:table-cell table:number-columns-repeated="10"/>
        </table:table-row>
        <table:table-row table:style-name="ro1">
          <table:table-cell office:value-type="string">
            <text:p>predominantly-mostly</text:p>
          </table:table-cell>
          <table:table-cell office:value-type="float" office:value="1719">
            <text:p>1719</text:p>
          </table:table-cell>
          <table:table-cell table:number-columns-repeated="10"/>
        </table:table-row>
        <table:table-row table:style-name="ro1">
          <table:table-cell office:value-type="string">
            <text:p>retired-former</text:p>
          </table:table-cell>
          <table:table-cell office:value-type="float" office:value="3834">
            <text:p>3834</text:p>
          </table:table-cell>
          <table:table-cell table:number-columns-repeated="10"/>
        </table:table-row>
        <table:table-row table:style-name="ro1">
          <table:table-cell office:value-type="string">
            <text:p>retired-quit</text:p>
          </table:table-cell>
          <table:table-cell office:value-type="float" office:value="3834">
            <text:p>3834</text:p>
          </table:table-cell>
          <table:table-cell table:number-columns-repeated="10"/>
        </table:table-row>
        <table:table-row table:style-name="ro1">
          <table:table-cell office:value-type="string">
            <text:p>founded-created</text:p>
          </table:table-cell>
          <table:table-cell office:value-type="float" office:value="11843">
            <text:p>11843</text:p>
          </table:table-cell>
          <table:table-cell table:number-columns-repeated="10"/>
        </table:table-row>
        <table:table-row table:style-name="ro1">
          <table:table-cell office:value-type="string">
            <text:p>founded-started</text:p>
          </table:table-cell>
          <table:table-cell office:value-type="float" office:value="11843">
            <text:p>11843</text:p>
          </table:table-cell>
          <table:table-cell table:number-columns-repeated="10"/>
        </table:table-row>
        <table:table-row table:style-name="ro1">
          <table:table-cell office:value-type="string">
            <text:p>longevity-old</text:p>
          </table:table-cell>
          <table:table-cell office:value-type="float" office:value="293">
            <text:p>293</text:p>
          </table:table-cell>
          <table:table-cell table:number-columns-repeated="10"/>
        </table:table-row>
        <table:table-row table:style-name="ro1">
          <table:table-cell office:value-type="string">
            <text:p>settled-moved</text:p>
          </table:table-cell>
          <table:table-cell office:value-type="float" office:value="5091">
            <text:p>5091</text:p>
          </table:table-cell>
          <table:table-cell table:number-columns-repeated="10"/>
        </table:table-row>
        <table:table-row table:style-name="ro1">
          <table:table-cell office:value-type="string">
            <text:p>produced-created</text:p>
          </table:table-cell>
          <table:table-cell office:value-type="float" office:value="18048">
            <text:p>18048</text:p>
          </table:table-cell>
          <table:table-cell table:number-columns-repeated="10"/>
        </table:table-row>
        <table:table-row table:style-name="ro1">
          <table:table-cell office:value-type="string">
            <text:p>produced-made</text:p>
          </table:table-cell>
          <table:table-cell office:value-type="float" office:value="18048">
            <text:p>18048</text:p>
          </table:table-cell>
          <table:table-cell table:number-columns-repeated="10"/>
        </table:table-row>
        <table:table-row table:style-name="ro1">
          <table:table-cell office:value-type="string">
            <text:p>competitions-contests</text:p>
          </table:table-cell>
          <table:table-cell office:value-type="float" office:value="1889">
            <text:p>1889</text:p>
          </table:table-cell>
          <table:table-cell table:number-columns-repeated="10"/>
        </table:table-row>
        <table:table-row table:style-name="ro1">
          <table:table-cell office:value-type="string">
            <text:p>footballer-player</text:p>
          </table:table-cell>
          <table:table-cell office:value-type="float" office:value="1514">
            <text:p>1514</text:p>
          </table:table-cell>
          <table:table-cell table:number-columns-repeated="10"/>
        </table:table-row>
        <table:table-row table:style-name="ro1">
          <table:table-cell office:value-type="string">
            <text:p>footballer-athlete</text:p>
          </table:table-cell>
          <table:table-cell office:value-type="float" office:value="1514">
            <text:p>1514</text:p>
          </table:table-cell>
          <table:table-cell table:number-columns-repeated="10"/>
        </table:table-row>
        <table:table-row table:style-name="ro1">
          <table:table-cell office:value-type="string">
            <text:p>conceals-hides</text:p>
          </table:table-cell>
          <table:table-cell office:value-type="float" office:value="35">
            <text:p>35</text:p>
          </table:table-cell>
          <table:table-cell table:number-columns-repeated="10"/>
        </table:table-row>
        <table:table-row table:style-name="ro1">
          <table:table-cell office:value-type="string">
            <text:p>express-show</text:p>
          </table:table-cell>
          <table:table-cell office:value-type="float" office:value="3676">
            <text:p>3676</text:p>
          </table:table-cell>
          <table:table-cell table:number-columns-repeated="10"/>
        </table:table-row>
      </table:table>
      <table:database-ranges>
        <table:database-range table:target-range-address="'50 Submissions'.O1:'50 Submissions'.Q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3">07/03/2012</text:date>, <text:time>16:3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3T16:34:33</dc:date>
    <dc:creator>Edward Pendergast</dc:creator>
    <meta:generator>LibreOffice/3.3$Unix LibreOffice_project/330m19$Build-401</meta:generator>
    <meta:printed-by>Edward Pendergast</meta:printed-by>
    <meta:print-date>2012-06-26T16:09:11</meta:print-date>
    <meta:editing-duration>P1DT2H43M51S</meta:editing-duration>
    <meta:editing-cycles>6</meta:editing-cycles>
    <meta:document-statistic meta:table-count="6" meta:cell-count="1366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width="0.051cm"/>
    </style:style>
    <style:style style:name="ch8" style:family="chart" style:data-style-name="N0">
      <style:chart-properties chart:display-label="true" chart:logarithmic="false" chart:minimum="-0.1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1cm" svg:height="20.937cm" xlink:href=".." xlink:type="simple" chart:class="chart:bar" chart:style-name="ch1">
        <chart:title svg:x="10.448cm" svg:y="0.554cm" chart:style-name="ch2">
          <text:p>Similarity indices for HITs</text:p>
        </chart:title>
        <chart:legend chart:legend-position="end" svg:x="17.425cm" svg:y="18.746cm" chart:style-name="ch3"/>
        <chart:plot-area chart:style-name="ch4" table:cell-range-address="'10 submissions'.B2:'10 submissions'.C25 '10 submissions'.C1:'10 submissions'.C1 '10 submissions'.G1:'10 submissions'.G25 '10 submissions'.O1:'10 submissions'.O25" chart:data-source-has-labels="both" svg:x="1.216cm" svg:y="1.586cm" svg:width="24.231cm" svg:height="17.696cm">
          <chartooo:coordinate-region svg:x="2.049cm" svg:y="1.586cm" svg:width="23.398cm" svg:height="15.197cm"/>
          <chart:axis chart:dimension="x" chart:name="primary-x" chart:style-name="ch5">
            <chart:title svg:x="12.387cm" svg:y="19.7cm" chart:style-name="ch6">
              <text:p>Target Word</text:p>
            </chart:title>
            <chart:categories table:cell-range-address="'10 submissions'.B2:'10 submissions'.B25"/>
            <chart:grid chart:style-name="ch7" chart:class="major"/>
          </chart:axis>
          <chart:axis chart:dimension="y" chart:name="primary-y" chart:style-name="ch8">
            <chart:title svg:x="0.136cm" svg:y="11.431cm" chart:style-name="ch9">
              <text:p>Similarity 0-1</text:p>
            </chart:title>
            <chart:grid chart:style-name="ch10" chart:class="major"/>
          </chart:axis>
          <chart:series chart:style-name="ch11" chart:values-cell-range-address="'10 submissions'.C2:'10 submissions'.C25" chart:label-cell-address="'10 submissions'.C1:'10 submissions'.C1" chart:class="chart:bar">
            <chart:data-point chart:repeated="24"/>
          </chart:series>
          <chart:series chart:style-name="ch12" chart:values-cell-range-address="'10 submissions'.G2:'10 submissions'.G25" chart:label-cell-address="'10 submissions'.G1:'10 submissions'.G1" chart:class="chart:bar">
            <chart:data-point chart:repeated="24"/>
          </chart:series>
          <chart:series chart:style-name="ch13" chart:values-cell-range-address="'10 submissions'.O2:'10 submissions'.O25" chart:label-cell-address="'10 submissions'.O1:'10 submissions'.O1" chart:class="chart:bar"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 similarity</text:p>
                <draw:g>
                  <svg:desc>'10 submissions'.C1:'10 submissions'.C1</svg:desc>
                </draw:g>
              </table:table-cell>
              <table:table-cell office:value-type="string">
                <text:p>Jaccard Similarity</text:p>
                <draw:g>
                  <svg:desc>'10 submissions'.G1:'10 submissions'.G1</svg:desc>
                </draw:g>
              </table:table-cell>
              <table:table-cell office:value-type="string">
                <text:p>Overlap</text:p>
                <draw:g>
                  <svg:desc>'10 submissions'.O1:'10 submissions'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10 submissions'.B2:'10 submissions'.B25</svg:desc>
                </draw:g>
              </table:table-cell>
              <table:table-cell office:value-type="float" office:value="0.387298334620742">
                <text:p>0.387298334620742</text:p>
                <draw:g>
                  <svg:desc>'10 submissions'.C2:'10 submissions'.C25</svg:desc>
                </draw:g>
              </table:table-cell>
              <table:table-cell office:value-type="float" office:value="0.25">
                <text:p>0.25</text:p>
                <draw:g>
                  <svg:desc>'10 submissions'.G2:'10 submissions'.G25</svg:desc>
                </draw:g>
              </table:table-cell>
              <table:table-cell office:value-type="float" office:value="0.3">
                <text:p>0.3</text:p>
                <draw:g>
                  <svg:desc>'10 submissions'.O2:'10 submissions'.O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857159391374919">
                <text:p>0.857159391374919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15191090506255">
                <text:p>0.15191090506255</text:p>
              </table:table-cell>
              <table:table-cell office:value-type="float" office:value="0.25">
                <text:p>0.2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28347335475692">
                <text:p>0.2834733547569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42379344841321">
                <text:p>0.423793448413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50262193466398">
                <text:p>0.950262193466398</text:p>
              </table:table-cell>
              <table:table-cell office:value-type="float" office:value="0.4">
                <text:p>0.4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693375245281537">
                <text:p>0.69337524528153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898717034272917">
                <text:p>0.89871703427291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95257934441568">
                <text:p>0.9525793444156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492365963917331">
                <text:p>0.492365963917331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465378920995517">
                <text:p>0.465378920995517</text:p>
              </table:table-cell>
              <table:table-cell office:value-type="float" office:value="0.375">
                <text:p>0.37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718381116519239">
                <text:p>0.718381116519239</text:p>
              </table:table-cell>
              <table:table-cell office:value-type="float" office:value="0.375">
                <text:p>0.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98780487804878">
                <text:p>0.9878048780487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703736147442627">
                <text:p>0.70373614744262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03978357455697">
                <text:p>0.90397835745569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255155181539914">
                <text:p>0.255155181539914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314485451016575">
                <text:p>0.314485451016575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10299127363512">
                <text:p>0.910299127363512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53778361444409">
                <text:p>0.75377836144440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868599036215379">
                <text:p>0.868599036215379</text:p>
              </table:table-cell>
              <table:table-cell office:value-type="float" office:value="0.25">
                <text:p>0.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3883734673619">
                <text:p>0.993883734673619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792593923901217">
                <text:p>0.79259392390121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41cm" svg:height="10.623cm" xlink:href=".." xlink:type="simple" chart:class="chart:scatter" chart:style-name="ch1">
        <chart:title svg:x="3.144cm" svg:y="0.348cm" chart:style-name="ch2">
          <text:p>Context Entropy vs Cosine Similarity</text:p>
        </chart:title>
        <chart:subtitle svg:x="5.274cm" svg:y="1.339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D1:'file:///home/ependergast/LexicalSimplify/data/Sheet2'#Sheet2.D5 'file:///home/ependergast/LexicalSimplify/data/Sheet2'#Sheet2.D7:'file:///home/ependergast/LexicalSimplify/data/Sheet2'#Sheet2.D25" chart:data-source-has-labels="both" svg:x="1.279cm" svg:y="2.446cm" svg:width="11.626cm" svg:height="6.984cm">
          <chartooo:coordinate-region svg:x="2.006cm" svg:y="2.645cm" svg:width="10.805cm" svg:height="6.138cm"/>
          <chart:axis chart:dimension="x" chart:name="primary-x" chart:style-name="ch5">
            <chart:title svg:x="6.492cm" svg:y="9.642cm" chart:style-name="ch6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5">
            <chart:title svg:x="0.451cm" svg:y="7.133cm" chart:style-name="ch7">
              <text:p>Cosin Similarity</text:p>
            </chart:title>
            <chart:grid chart:style-name="ch8" chart:class="major"/>
          </chart:axis>
          <chart:series chart:style-name="ch9" chart:values-cell-range-address="'file:///home/ependergast/LexicalSimplify/data/Sheet2'#Sheet2.D2:'file:///home/ependergast/LexicalSimplify/data/Sheet2'#Sheet2.D5 'file:///home/ependergast/LexicalSimplify/data/Sheet2'#Sheet2.D7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0">
              <chart:equation chart:display-equation="false"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39cm" svg:height="10.48cm" xlink:href=".." xlink:type="simple" chart:class="chart:scatter" chart:style-name="ch1">
        <chart:title svg:x="2.813cm" svg:y="0.345cm" chart:style-name="ch2">
          <text:p>No Context Entropy vs Cosine Similarity</text:p>
        </chart:title>
        <chart:subtitle svg:x="5.273cm" svg:y="1.333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D3 'file:///home/ependergast/LexicalSimplify/data/Sheet2'#Sheet2.C5:'file:///home/ependergast/LexicalSimplify/data/Sheet2'#Sheet2.D25 'file:///home/ependergast/LexicalSimplify/data/Sheet2'#Sheet2.D1:'file:///home/ependergast/LexicalSimplify/data/Sheet2'#Sheet2.D1" chart:data-source-has-labels="both" svg:x="1.279cm" svg:y="2.434cm" svg:width="11.624cm" svg:height="6.856cm">
          <chartooo:coordinate-region svg:x="2.006cm" svg:y="2.633cm" svg:width="10.71cm" svg:height="6.01cm"/>
          <chart:axis chart:dimension="x" chart:name="primary-x" chart:style-name="ch5">
            <chart:title svg:x="6.491cm" svg:y="9.499cm" chart:style-name="ch6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7">
            <chart:title svg:x="0.451cm" svg:y="7.15cm" chart:style-name="ch8">
              <text:p>Cosine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3 'file:///home/ependergast/LexicalSimplify/data/Sheet2'#Sheet2.D5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44cm" svg:height="10.449cm" xlink:href=".." xlink:type="simple" chart:class="chart:scatter" chart:style-name="ch1">
        <chart:title svg:x="4.044cm" svg:y="0.344cm" chart:style-name="ch2">
          <text:p>Context Entropy vs Overlap</text:p>
        </chart:title>
        <chart:subtitle svg:x="5.274cm" svg:y="1.331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E1:'file:///home/ependergast/LexicalSimplify/data/Sheet2'#Sheet2.E5 'file:///home/ependergast/LexicalSimplify/data/Sheet2'#Sheet2.E7:'file:///home/ependergast/LexicalSimplify/data/Sheet2'#Sheet2.E25" chart:data-source-has-labels="both" svg:x="1.279cm" svg:y="2.43cm" svg:width="11.625cm" svg:height="6.83cm">
          <chartooo:coordinate-region svg:x="1.9cm" svg:y="2.629cm" svg:width="10.91cm" svg:height="5.984cm"/>
          <chart:axis chart:dimension="x" chart:name="primary-x" chart:style-name="ch5">
            <chart:title svg:x="6.491cm" svg:y="9.468cm" chart:style-name="ch6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7">
            <chart:title svg:x="0.451cm" svg:y="6.458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5 'file:///home/ependergast/LexicalSimplify/data/Sheet2'#Sheet2.E7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517cm" svg:height="10.275cm" xlink:href=".." xlink:type="simple" chart:class="chart:scatter" chart:style-name="ch1">
        <chart:title svg:x="3.751cm" svg:y="0.341cm" chart:style-name="ch2">
          <text:p>No Context Entropy vs Overlap</text:p>
        </chart:title>
        <chart:subtitle svg:x="5.312cm" svg:y="1.325cm" chart:style-name="ch3">
          <text:p>Outlier removed</text:p>
        </chart:subtitle>
        <chart:plot-area chart:style-name="ch4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3 'file:///home/ependergast/LexicalSimplify/data/Sheet2'#Sheet2.E5:'file:///home/ependergast/LexicalSimplify/data/Sheet2'#Sheet2.E25" chart:data-source-has-labels="both" svg:x="1.281cm" svg:y="2.418cm" svg:width="11.696cm" svg:height="6.671cm">
          <chartooo:coordinate-region svg:x="1.902cm" svg:y="2.617cm" svg:width="10.888cm" svg:height="5.825cm"/>
          <chart:axis chart:dimension="x" chart:name="primary-x" chart:style-name="ch5">
            <chart:title svg:x="6.529cm" svg:y="9.294cm" chart:style-name="ch6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5">
            <chart:title svg:x="0.451cm" svg:y="6.366cm" chart:style-name="ch7">
              <text:p>Overlap</text:p>
            </chart:title>
            <chart:grid chart:style-name="ch8" chart:class="major"/>
          </chart:axis>
          <chart:series chart:style-name="ch9" chart:values-cell-range-address="'file:///home/ependergast/LexicalSimplify/data/Sheet2'#Sheet2.E2:'file:///home/ependergast/LexicalSimplify/data/Sheet2'#Sheet2.E3 'file:///home/ependergast/LexicalSimplify/data/Sheet2'#Sheet2.E5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0">
              <chart:equation chart:display-equation="false"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728cm" svg:height="20.838cm" xlink:href=".." xlink:type="simple" chart:class="chart:bar" chart:style-name="ch1">
        <chart:title svg:x="11.034cm" svg:y="0.552cm" chart:style-name="ch2">
          <text:p>Similarity 50 Subs</text:p>
        </chart:title>
        <chart:legend chart:legend-position="top" svg:x="8.807cm" svg:y="1.932cm" chart:style-name="ch3"/>
        <chart:plot-area chart:style-name="ch4" table:cell-range-address="'50 Submissions'.B2:'50 Submissions'.C25 '50 Submissions'.C1:'50 Submissions'.C1 '50 Submissions'.G1:'50 Submissions'.G25 '50 Submissions'.K1:'50 Submissions'.K25" chart:data-source-has-labels="both" svg:x="1.525cm" svg:y="3.354cm" svg:width="23.175cm" svg:height="16.087cm">
          <chartooo:coordinate-region svg:x="2.252cm" svg:y="3.553cm" svg:width="22.448cm" svg:height="13.389cm"/>
          <chart:axis chart:dimension="x" chart:name="primary-x" chart:style-name="ch5">
            <chart:title svg:x="12.578cm" svg:y="19.857cm" chart:style-name="ch6">
              <text:p>Words</text:p>
            </chart:title>
            <chart:categories table:cell-range-address="'50 Submissions'.B2:'50 Submissions'.B25"/>
            <chart:grid chart:style-name="ch7" chart:class="major"/>
          </chart:axis>
          <chart:axis chart:dimension="y" chart:name="primary-y" chart:style-name="ch8">
            <chart:title svg:x="0.451cm" svg:y="12.499cm" chart:style-name="ch9">
              <text:p>Similarity (0-1)</text:p>
            </chart:title>
            <chart:grid chart:style-name="ch7" chart:class="major"/>
          </chart:axis>
          <chart:series chart:style-name="ch10" chart:values-cell-range-address="'50 Submissions'.C2:'50 Submissions'.C25" chart:label-cell-address="'50 Submissions'.C1:'50 Submissions'.C1" chart:class="chart:bar">
            <chart:mean-value chart:style-name="ch11"/>
            <chart:data-point chart:repeated="24"/>
          </chart:series>
          <chart:series chart:style-name="ch12" chart:values-cell-range-address="'50 Submissions'.G2:'50 Submissions'.G25" chart:label-cell-address="'50 Submissions'.G1:'50 Submissions'.G1" chart:class="chart:bar">
            <chart:data-point chart:repeated="24"/>
          </chart:series>
          <chart:series chart:style-name="ch13" chart:values-cell-range-address="'50 Submissions'.K2:'50 Submissions'.K25" chart:label-cell-address="'50 Submissions'.K1:'50 Submissions'.K1" chart:class="chart:bar">
            <chart:mean-value chart:style-name="ch14"/>
            <chart:data-point chart:repeated="2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 Similarity</text:p>
                <draw:g>
                  <svg:desc>'50 Submissions'.C1:'50 Submissions'.C1</svg:desc>
                </draw:g>
              </table:table-cell>
              <table:table-cell office:value-type="string">
                <text:p>Jaccard Similarity</text:p>
                <draw:g>
                  <svg:desc>'50 Submissions'.G1:'50 Submissions'.G1</svg:desc>
                </draw:g>
              </table:table-cell>
              <table:table-cell office:value-type="string">
                <text:p>Overlap</text:p>
                <draw:g>
                  <svg:desc>'50 Submissions'.K1:'50 Submission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50 Submissions'.B2:'50 Submissions'.B25</svg:desc>
                </draw:g>
              </table:table-cell>
              <table:table-cell office:value-type="float" office:value="0.686332845566441">
                <text:p>0.686332845566441</text:p>
                <draw:g>
                  <svg:desc>'50 Submissions'.C2:'50 Submissions'.C25</svg:desc>
                </draw:g>
              </table:table-cell>
              <table:table-cell office:value-type="float" office:value="0.242424242424242">
                <text:p>0.242424242424242</text:p>
                <draw:g>
                  <svg:desc>'50 Submissions'.G2:'50 Submissions'.G25</svg:desc>
                </draw:g>
              </table:table-cell>
              <table:table-cell office:value-type="float" office:value="0.395833333333333">
                <text:p>0.395833333333333</text:p>
                <draw:g>
                  <svg:desc>'50 Submissions'.K2:'50 Submissions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514621867455888">
                <text:p>0.514621867455888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461347273628533">
                <text:p>0.461347273628533</text:p>
              </table:table-cell>
              <table:table-cell office:value-type="float" office:value="0.4">
                <text:p>0.4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0.3125">
                <text:p>0.312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0.3">
                <text:p>0.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0.189189189189189">
                <text:p>0.1891891891891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578125">
                <text:p>0.9578125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0.4">
                <text:p>0.4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0.125">
                <text:p>0.125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0.25">
                <text:p>0.2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1cm" svg:height="10.472cm" xlink:href=".." xlink:type="simple" chart:class="chart:scatter" chart:style-name="ch1">
        <chart:title svg:x="3.698cm" svg:y="0.345cm" chart:style-name="ch2">
          <text:p>No Context Entropy vs Overlap</text:p>
        </chart:title>
        <chart:plot-area chart:style-name="ch3" table:cell-range-address="'50 Sub Correlation'.B2:'50 Sub Correlation'.B25 '50 Sub Correlation'.E2:'50 Sub Correlation'.E25" svg:x="1.279cm" svg:y="1.751cm" svg:width="11.596cm" svg:height="7.531cm">
          <chartooo:coordinate-region svg:x="2.006cm" svg:y="1.95cm" svg:width="10.776cm" svg:height="6.685cm"/>
          <chart:axis chart:dimension="x" chart:name="primary-x" chart:style-name="ch4">
            <chart:title svg:x="6.477cm" svg:y="9.491cm" chart:style-name="ch5">
              <text:p>Entropy</text:p>
            </chart:title>
          </chart:axis>
          <chart:axis chart:dimension="y" chart:name="primary-y" chart:style-name="ch6">
            <chart:title svg:x="0.451cm" svg:y="6.129cm" chart:style-name="ch7">
              <text:p>Overlap</text:p>
            </chart:title>
            <chart:grid chart:style-name="ch8" chart:class="major"/>
          </chart:axis>
          <chart:series chart:style-name="ch9" chart:values-cell-range-address="'50 Sub Correlation'.E2:'50 Sub Correlation'.E25" chart:class="chart:scatter">
            <chart:domain table:cell-range-address="'50 Sub Correlation'.B2:'50 Sub Correlation'.B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'50 Sub Correlation'.B2:'50 Sub Correlation'.B25</svg:desc>
                </draw:g>
              </table:table-cell>
              <table:table-cell office:value-type="float" office:value="0.395833333333333">
                <text:p>0.395833333333333</text:p>
                <draw:g>
                  <svg:desc>'50 Sub Correlation'.E2:'50 Sub Correlation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654cm" svg:height="10.077cm" xlink:href=".." xlink:type="simple" chart:class="chart:scatter" chart:style-name="ch1">
        <chart:title svg:x="4.151cm" svg:y="0.337cm" chart:style-name="ch2">
          <text:p>Context Entropy vs Overlap</text:p>
        </chart:title>
        <chart:plot-area chart:style-name="ch3" table:cell-range-address="'50 Sub Correlation'.C2:'50 Sub Correlation'.C25 '50 Sub Correlation'.E1:'50 Sub Correlation'.E25" chart:data-source-has-labels="row" svg:x="1.284cm" svg:y="1.719cm" svg:width="11.824cm" svg:height="7.176cm">
          <chartooo:coordinate-region svg:x="2.011cm" svg:y="1.918cm" svg:width="11.003cm" svg:height="6.33cm"/>
          <chart:axis chart:dimension="x" chart:name="primary-x" chart:style-name="ch4">
            <chart:title svg:x="6.596cm" svg:y="9.096cm" chart:style-name="ch5">
              <text:p>Entropy</text:p>
            </chart:title>
          </chart:axis>
          <chart:axis chart:dimension="y" chart:name="primary-y" chart:style-name="ch6">
            <chart:title svg:x="0.451cm" svg:y="5.92cm" chart:style-name="ch7">
              <text:p>Overlap</text:p>
            </chart:title>
            <chart:grid chart:style-name="ch8" chart:class="major"/>
          </chart:axis>
          <chart:series chart:style-name="ch9" chart:values-cell-range-address="'50 Sub Correlation'.E2:'50 Sub Correlation'.E25" chart:label-cell-address="'50 Sub Correlation'.E1:'50 Sub Correlation'.E1" chart:class="chart:scatter">
            <chart:domain table:cell-range-address="'50 Sub Correlation'.C2:'50 Sub Correlation'.C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Overlap</text:p>
                <draw:g>
                  <svg:desc>'50 Sub Correlation'.E1:'50 Sub Correl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192642184951">
                <text:p>0.538192642184951</text:p>
                <draw:g>
                  <svg:desc>'50 Sub Correlation'.C2:'50 Sub Correlation'.C25</svg:desc>
                </draw:g>
              </table:table-cell>
              <table:table-cell office:value-type="float" office:value="0.395833333333333">
                <text:p>0.395833333333333</text:p>
                <draw:g>
                  <svg:desc>'50 Sub Correlation'.E2:'50 Sub Correlation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269807252803">
                <text:p>0.445269807252803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815795548163">
                <text:p>0.53581579554816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83cm" svg:height="10.705cm" xlink:href=".." xlink:type="simple" chart:class="chart:scatter" chart:style-name="ch1">
        <chart:title svg:x="2.935cm" svg:y="0.35cm" chart:style-name="ch2">
          <text:p>No Context Entropy vs Cosine Similarity</text:p>
        </chart:title>
        <chart:plot-area chart:style-name="ch3" table:cell-range-address="'50 Sub Correlation'.B2:'50 Sub Correlation'.B25 '50 Sub Correlation'.D1:'50 Sub Correlation'.D25" chart:data-source-has-labels="row" svg:x="1.284cm" svg:y="1.771cm" svg:width="11.853cm" svg:height="7.739cm">
          <chartooo:coordinate-region svg:x="2.011cm" svg:y="1.97cm" svg:width="11.032cm" svg:height="6.893cm"/>
          <chart:axis chart:dimension="x" chart:name="primary-x" chart:style-name="ch4">
            <chart:title svg:x="6.61cm" svg:y="9.724cm" chart:style-name="ch5">
              <text:p>Entropy</text:p>
            </chart:title>
          </chart:axis>
          <chart:axis chart:dimension="y" chart:name="primary-y" chart:style-name="ch4">
            <chart:title svg:x="0.451cm" svg:y="6.359cm" chart:style-name="ch6">
              <text:p>Similarity</text:p>
            </chart:title>
            <chart:grid chart:style-name="ch7" chart:class="major"/>
          </chart:axis>
          <chart:series chart:style-name="ch8" chart:values-cell-range-address="'50 Sub Correlation'.D2:'50 Sub Correlation'.D25" chart:label-cell-address="'50 Sub Correlation'.D1:'50 Sub Correlation'.D1" chart:class="chart:scatter">
            <chart:domain table:cell-range-address="'50 Sub Correlation'.B2:'50 Sub Correlation'.B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sine Similarity</text:p>
                <draw:g>
                  <svg:desc>'50 Sub Correlation'.D1:'50 Sub Corre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'50 Sub Correlation'.B2:'50 Sub Correlation'.B25</svg:desc>
                </draw:g>
              </table:table-cell>
              <table:table-cell office:value-type="float" office:value="0.686332845566441">
                <text:p>0.686332845566441</text:p>
                <draw:g>
                  <svg:desc>'50 Sub Correlation'.D2:'50 Sub Correlation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0.993437243484622">
                <text:p>0.99343724348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0.514621867455888">
                <text:p>0.514621867455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0.461347273628533">
                <text:p>0.46134727362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70952389460125">
                <text:p>0.7095238946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0.839048526599423">
                <text:p>0.839048526599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855717460459981">
                <text:p>0.85571746045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0.993289567069583">
                <text:p>0.99328956706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0.9998148102735">
                <text:p>0.999814810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0.87541633443331">
                <text:p>0.8754163344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0.826439304394101">
                <text:p>0.826439304394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0.666185186948582">
                <text:p>0.666185186948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0.933619041220199">
                <text:p>0.93361904122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0.741619848709566">
                <text:p>0.741619848709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0.899394102839033">
                <text:p>0.899394102839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0.709558565099675">
                <text:p>0.709558565099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0.838643679508982">
                <text:p>0.838643679508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0.959488504004464">
                <text:p>0.959488504004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0.965286857054951">
                <text:p>0.965286857054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0.728912956138811">
                <text:p>0.728912956138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999000234916772">
                <text:p>0.99900023491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0.733377776641933">
                <text:p>0.73337777664193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42cm" svg:height="10.31cm" xlink:href=".." xlink:type="simple" chart:class="chart:scatter" chart:style-name="ch1">
        <chart:title svg:x="3.195cm" svg:y="0.342cm" chart:style-name="ch2">
          <text:p>Context Entropy vs Cosine Similarity</text:p>
        </chart:title>
        <chart:plot-area chart:style-name="ch3" table:cell-range-address="'50 Sub Correlation'.C2:'50 Sub Correlation'.D25 '50 Sub Correlation'.D1:'50 Sub Correlation'.D1" chart:data-source-has-labels="row" svg:x="1.281cm" svg:y="1.739cm" svg:width="11.721cm" svg:height="7.384cm">
          <chartooo:coordinate-region svg:x="2.008cm" svg:y="1.938cm" svg:width="10.9cm" svg:height="6.538cm"/>
          <chart:axis chart:dimension="x" chart:name="primary-x" chart:style-name="ch4">
            <chart:title svg:x="6.541cm" svg:y="9.329cm" chart:style-name="ch5">
              <text:p>Entropy</text:p>
            </chart:title>
          </chart:axis>
          <chart:axis chart:dimension="y" chart:name="primary-y" chart:style-name="ch4">
            <chart:title svg:x="0.451cm" svg:y="6.15cm" chart:style-name="ch6">
              <text:p>Similarity</text:p>
            </chart:title>
            <chart:grid chart:style-name="ch7" chart:class="major"/>
          </chart:axis>
          <chart:series chart:style-name="ch8" chart:values-cell-range-address="'50 Sub Correlation'.D2:'50 Sub Correlation'.D25" chart:label-cell-address="'50 Sub Correlation'.D1:'50 Sub Correlation'.D1" chart:class="chart:scatter">
            <chart:domain table:cell-range-address="'50 Sub Correlation'.C2:'50 Sub Correlation'.C25"/>
            <chart:regression-curve chart:style-name="ch9">
              <chart:equation chart:display-equation="false" chart:display-r-square="true"/>
            </chart:regression-curve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sine Similarity</text:p>
                <draw:g>
                  <svg:desc>'50 Sub Correlation'.D1:'50 Sub Correlation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192642184951">
                <text:p>0.538192642184951</text:p>
                <draw:g>
                  <svg:desc>'50 Sub Correlation'.C2:'50 Sub Correlation'.C25</svg:desc>
                </draw:g>
              </table:table-cell>
              <table:table-cell office:value-type="float" office:value="0.686332845566441">
                <text:p>0.686332845566441</text:p>
                <draw:g>
                  <svg:desc>'50 Sub Correlation'.D2:'50 Sub Correlation'.D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0.993437243484622">
                <text:p>0.993437243484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269807252803">
                <text:p>0.445269807252803</text:p>
              </table:table-cell>
              <table:table-cell office:value-type="float" office:value="0.514621867455888">
                <text:p>0.514621867455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815795548163">
                <text:p>0.535815795548163</text:p>
              </table:table-cell>
              <table:table-cell office:value-type="float" office:value="0.461347273628533">
                <text:p>0.461347273628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0.70952389460125">
                <text:p>0.70952389460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0.839048526599423">
                <text:p>0.839048526599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0.855717460459981">
                <text:p>0.855717460459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0.993289567069583">
                <text:p>0.993289567069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0.9998148102735">
                <text:p>0.99981481027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0.87541633443331">
                <text:p>0.87541633443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0.826439304394101">
                <text:p>0.8264393043941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0.666185186948582">
                <text:p>0.6661851869485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0.933619041220199">
                <text:p>0.933619041220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0.741619848709566">
                <text:p>0.741619848709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0.899394102839033">
                <text:p>0.8993941028390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0.709558565099675">
                <text:p>0.7095585650996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0.838643679508982">
                <text:p>0.838643679508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0.959488504004464">
                <text:p>0.9594885040044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0.965286857054951">
                <text:p>0.965286857054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0.728912956138811">
                <text:p>0.728912956138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0.999000234916772">
                <text:p>0.999000234916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0.733377776641933">
                <text:p>0.73337777664193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96cm" svg:y="0.316cm" chart:style-name="ch2">
          <text:p>Similarity vs log Simple Frequency</text:p>
        </chart:title>
        <chart:plot-area chart:style-name="ch3" table:cell-range-address="'Other Correlations'.B1:'Other Correlations'.B25 'Other Correlations'.H1:'Other Correlations'.H25" chart:data-source-has-labels="row" svg:x="0.77cm" svg:y="1.635cm" svg:width="14.59cm" svg:height="6.765cm">
          <chartooo:coordinate-region svg:x="1.498cm" svg:y="1.834cm" svg:width="13.62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H2:'Other Correlations'.H25" chart:label-cell-address="'Other Correlations'.H1:'Other Correlations'.H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 Simple</text:p>
                <draw:g>
                  <svg:desc>'Other Correlations'.H1:'Other Correlation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6332845566441">
                <text:p>0.686332845566441</text:p>
                <draw:g>
                  <svg:desc>'Other Correlations'.B2:'Other Correlations'.B25</svg:desc>
                </draw:g>
              </table:table-cell>
              <table:table-cell office:value-type="float" office:value="1.49136169383427">
                <text:p>1.49136169383427</text:p>
                <draw:g>
                  <svg:desc>'Other Correlations'.H2:'Other Correla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3.1034616220947">
                <text:p>3.1034616220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4621867455888">
                <text:p>0.514621867455888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1347273628533">
                <text:p>0.461347273628533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3.28623185402855">
                <text:p>3.2862318540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3.26292546933183">
                <text:p>3.26292546933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2.77670118398841">
                <text:p>2.77670118398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78125">
                <text:p>0.9578125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2.91539983521227">
                <text:p>2.91539983521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3.22737244228964">
                <text:p>3.22737244228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3.20736503746907">
                <text:p>3.20736503746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2.58319877396862">
                <text:p>2.5831987739686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exponential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exponential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07cm" svg:height="10.453cm" xlink:href=".." xlink:type="simple" chart:class="chart:scatter" chart:style-name="ch1">
        <chart:title svg:x="5.074cm" svg:y="0.345cm" chart:style-name="ch2">
          <text:p>Context Entropy Vs Cosine Similarity</text:p>
        </chart:title>
        <chart:legend chart:legend-position="end" svg:x="12.497cm" svg:y="4.507cm" chart:style-name="ch3"/>
        <chart:plot-area chart:style-name="ch4" table:cell-range-address="'file:///home/ependergast/LexicalSimplify/data/Sheet2'#Sheet2.A2:'file:///home/ependergast/LexicalSimplify/data/Sheet2'#Sheet2.B25 'file:///home/ependergast/LexicalSimplify/data/Sheet2'#Sheet2.D1:'file:///home/ependergast/LexicalSimplify/data/Sheet2'#Sheet2.D25" chart:data-source-has-labels="both" svg:x="1.359cm" svg:y="1.751cm" svg:width="10.442cm" svg:height="7.512cm">
          <chartooo:coordinate-region svg:x="2.086cm" svg:y="1.95cm" svg:width="9.621cm" svg:height="6.666cm"/>
          <chart:axis chart:dimension="x" chart:name="primary-x" chart:style-name="ch5">
            <chart:title svg:x="5.98cm" svg:y="9.472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5">
            <chart:title svg:x="0.451cm" svg:y="6.795cm" chart:style-name="ch7">
              <text:p>Cosine Similarity</text:p>
            </chart:title>
            <chart:grid chart:style-name="ch8" chart:class="major"/>
          </chart:axis>
          <chart:series chart:style-name="ch9" chart:values-cell-range-address="'file:///home/ependergast/LexicalSimplify/data/Sheet2'#Sheet2.D2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25"/>
            <chart:regression-curve chart:style-name="ch10">
              <chart:equation chart:display-r-square="true"/>
            </chart:regression-curve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73cm" svg:y="0.316cm" chart:style-name="ch2">
          <text:p>Cosine Similarity vs Normal Frequency</text:p>
        </chart:title>
        <chart:plot-area chart:style-name="ch3" table:cell-range-address="'Other Correlations'.B1:'Other Correlations'.B25 'Other Correlations'.G1:'Other Correlations'.G25" chart:data-source-has-labels="row" svg:x="0.77cm" svg:y="1.635cm" svg:width="14.59cm" svg:height="6.765cm">
          <chartooo:coordinate-region svg:x="1.948cm" svg:y="1.834cm" svg:width="13.17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G2:'Other Correlations'.G25" chart:label-cell-address="'Other Correlations'.G1:'Other Correlations'.G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rmal</text:p>
                <draw:g>
                  <svg:desc>'Other Correlations'.G1:'Other Correlations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6332845566441">
                <text:p>0.686332845566441</text:p>
                <draw:g>
                  <svg:desc>'Other Correlations'.B2:'Other Correlations'.B25</svg:desc>
                </draw:g>
              </table:table-cell>
              <table:table-cell office:value-type="float" office:value="705">
                <text:p>705</text:p>
                <draw:g>
                  <svg:desc>'Other Correlations'.G2:'Other Correlation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18857">
                <text:p>18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4621867455888">
                <text:p>0.514621867455888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1347273628533">
                <text:p>0.46134727362853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17271">
                <text:p>172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11841">
                <text:p>118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9319">
                <text:p>93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78125">
                <text:p>0.9578125</text:p>
              </table:table-cell>
              <table:table-cell office:value-type="float" office:value="1509">
                <text:p>15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1719">
                <text:p>17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3834">
                <text:p>38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11843">
                <text:p>11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5091">
                <text:p>5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18048">
                <text:p>18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1514">
                <text:p>15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3676">
                <text:p>367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829cm" svg:y="0.316cm" chart:style-name="ch2">
          <text:p>Cosine Similarity vs log Normal Frequency</text:p>
        </chart:title>
        <chart:plot-area chart:style-name="ch3" table:cell-range-address="'Other Correlations'.B1:'Other Correlations'.B25 'Other Correlations'.I1:'Other Correlations'.I25" chart:data-source-has-labels="row" svg:x="0.77cm" svg:y="1.635cm" svg:width="14.59cm" svg:height="6.765cm">
          <chartooo:coordinate-region svg:x="1.498cm" svg:y="1.834cm" svg:width="13.622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I2:'Other Correlations'.I25" chart:label-cell-address="'Other Correlations'.I1:'Other Correlations'.I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g Normal</text:p>
                <draw:g>
                  <svg:desc>'Other Correlations'.I1:'Other Correlation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6332845566441">
                <text:p>0.686332845566441</text:p>
                <draw:g>
                  <svg:desc>'Other Correlations'.B2:'Other Correlations'.B25</svg:desc>
                </draw:g>
              </table:table-cell>
              <table:table-cell office:value-type="float" office:value="2.8481891169914">
                <text:p>2.8481891169914</text:p>
                <draw:g>
                  <svg:desc>'Other Correlations'.I2:'Other Correlations'.I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4.27547260106942">
                <text:p>4.27547260106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4621867455888">
                <text:p>0.514621867455888</text:p>
              </table:table-cell>
              <table:table-cell office:value-type="float" office:value="3.24353410183206">
                <text:p>3.24353410183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1347273628533">
                <text:p>0.461347273628533</text:p>
              </table:table-cell>
              <table:table-cell office:value-type="float" office:value="2.55990662503611">
                <text:p>2.55990662503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2.13033376849501">
                <text:p>2.13033376849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4.2373174841748">
                <text:p>4.23731748417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2.13987908640124">
                <text:p>2.139879086401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3.44746813094976">
                <text:p>3.44746813094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4.07338838111518">
                <text:p>4.07338838111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3.96936931173353">
                <text:p>3.96936931173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3.11494441571258">
                <text:p>3.114944415712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78125">
                <text:p>0.9578125</text:p>
              </table:table-cell>
              <table:table-cell office:value-type="float" office:value="3.17868923977559">
                <text:p>3.178689239775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.51388318561109">
                <text:p>3.51388318561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3.23527587668705">
                <text:p>3.23527587668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3.58365210854204">
                <text:p>3.583652108542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4.07346172927984">
                <text:p>4.07346172927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2.46686762035411">
                <text:p>2.46686762035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3.70680309703734">
                <text:p>3.70680309703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4.25642908230325">
                <text:p>4.25642908230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3.27623195792183">
                <text:p>3.27623195792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3.18012587516405">
                <text:p>3.180125875164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1.54406804435028">
                <text:p>1.544068044350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3.56537550271407">
                <text:p>3.5653755027140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61cm" svg:y="0.316cm" chart:style-name="ch2">
          <text:p>Overlap vs log simple frequency</text:p>
        </chart:title>
        <chart:plot-area chart:style-name="ch3" table:cell-range-address="'Other Correlations'.C1:'Other Correlations'.C25 'Other Correlations'.H1:'Other Correlations'.H25" chart:data-source-has-labels="row" svg:x="0.77cm" svg:y="1.635cm" svg:width="14.59cm" svg:height="6.765cm">
          <chartooo:coordinate-region svg:x="1.497cm" svg:y="1.834cm" svg:width="13.769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H2:'Other Correlations'.H25" chart:label-cell-address="'Other Correlations'.H1:'Other Correlations'.H1" chart:class="chart:scatter">
            <chart:domain table:cell-range-address="'Other Correlations'.C2:'Other Correlations'.C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g Simple</text:p>
                <draw:g>
                  <svg:desc>'Other Correlations'.H1:'Other Correlation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95833333333333">
                <text:p>0.395833333333333</text:p>
                <draw:g>
                  <svg:desc>'Other Correlations'.C2:'Other Correlations'.C25</svg:desc>
                </draw:g>
              </table:table-cell>
              <table:table-cell office:value-type="float" office:value="1.49136169383427">
                <text:p>1.49136169383427</text:p>
                <draw:g>
                  <svg:desc>'Other Correlations'.H2:'Other Correla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">
                <text:p>0.62</text:p>
              </table:table-cell>
              <table:table-cell office:value-type="float" office:value="3.1034616220947">
                <text:p>3.1034616220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979591836735">
                <text:p>0.448979591836735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4166666666667">
                <text:p>0.354166666666667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9795918367347">
                <text:p>0.489795918367347</text:p>
              </table:table-cell>
              <table:table-cell office:value-type="float" office:value="3.28623185402855">
                <text:p>3.2862318540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">
                <text:p>0.86</text:p>
              </table:table-cell>
              <table:table-cell office:value-type="float" office:value="3.26292546933183">
                <text:p>3.26292546933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77670118398841">
                <text:p>2.77670118398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8">
                <text:p>0.68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69387755102041">
                <text:p>0.469387755102041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">
                <text:p>0.94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">
                <text:p>0.66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2.91539983521227">
                <text:p>2.91539983521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73469387755102">
                <text:p>0.673469387755102</text:p>
              </table:table-cell>
              <table:table-cell office:value-type="float" office:value="3.22737244228964">
                <text:p>3.22737244228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">
                <text:p>0.36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">
                <text:p>0.7</text:p>
              </table:table-cell>
              <table:table-cell office:value-type="float" office:value="3.20736503746907">
                <text:p>3.20736503746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8">
                <text:p>0.68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6">
                <text:p>0.56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4">
                <text:p>0.94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58319877396862">
                <text:p>2.5831987739686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71cm" svg:y="0.316cm" chart:style-name="ch2">
          <text:p>No context entropy vs Log simple frequency</text:p>
        </chart:title>
        <chart:plot-area chart:style-name="ch3" table:cell-range-address="'Other Correlations'.D1:'Other Correlations'.D25 'Other Correlations'.H1:'Other Correlations'.H25" chart:data-source-has-labels="row" svg:x="0.77cm" svg:y="1.635cm" svg:width="14.59cm" svg:height="6.765cm">
          <chartooo:coordinate-region svg:x="1.497cm" svg:y="1.834cm" svg:width="13.623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H2:'Other Correlations'.H25" chart:label-cell-address="'Other Correlations'.H1:'Other Correlations'.H1" chart:class="chart:scatter">
            <chart:domain table:cell-range-address="'Other Correlations'.D2:'Other Correlations'.D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Log Simple</text:p>
                <draw:g>
                  <svg:desc>'Other Correlations'.H1:'Other Correlation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'Other Correlations'.D2:'Other Correlations'.D25</svg:desc>
                </draw:g>
              </table:table-cell>
              <table:table-cell office:value-type="float" office:value="1.49136169383427">
                <text:p>1.49136169383427</text:p>
                <draw:g>
                  <svg:desc>'Other Correlations'.H2:'Other Correla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3.1034616220947">
                <text:p>3.10346162209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2.2148438480477">
                <text:p>2.2148438480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1.46239799789896">
                <text:p>1.46239799789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3.28623185402855">
                <text:p>3.2862318540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2.29885307640971">
                <text:p>2.29885307640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3.26292546933183">
                <text:p>3.26292546933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2.77670118398841">
                <text:p>2.776701183988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2.04139268515822">
                <text:p>2.04139268515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2.3747483460101">
                <text:p>2.3747483460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1.49136169383427">
                <text:p>1.491361693834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2.19865708695442">
                <text:p>2.19865708695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1.67209785793572">
                <text:p>1.672097857935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2.91539983521227">
                <text:p>2.915399835212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3.22737244228964">
                <text:p>3.22737244228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1.39794000867204">
                <text:p>1.39794000867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2.57978359661681">
                <text:p>2.579783596616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3.20736503746907">
                <text:p>3.20736503746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2.27646180417324">
                <text:p>2.27646180417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1.98677173426624">
                <text:p>1.98677173426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2.58319877396862">
                <text:p>2.5831987739686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Cosine Similarity vs Number of senses</text:p>
        </chart:title>
        <chart:plot-area chart:style-name="ch3" table:cell-range-address="'Other Correlations'.B1:'Other Correlations'.B25 'Other Correlations'.J1:'Other Correlations'.J25" chart:data-source-has-labels="row" svg:x="0.77cm" svg:y="1.635cm" svg:width="14.59cm" svg:height="6.765cm">
          <chartooo:coordinate-region svg:x="1.391cm" svg:y="1.834cm" svg:width="13.729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J2:'Other Correlations'.J25" chart:label-cell-address="'Other Correlations'.J1:'Other Correlations'.J1" chart:class="chart:scatter">
            <chart:domain table:cell-range-address="'Other Correlations'.B2:'Other Correlations'.B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# senses</text:p>
                <draw:g>
                  <svg:desc>'Other Correlations'.J1:'Other Correlations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86332845566441">
                <text:p>0.686332845566441</text:p>
                <draw:g>
                  <svg:desc>'Other Correlations'.B2:'Other Correlations'.B25</svg:desc>
                </draw:g>
              </table:table-cell>
              <table:table-cell office:value-type="float" office:value="3">
                <text:p>3</text:p>
                <draw:g>
                  <svg:desc>'Other Correlations'.J2:'Other Correlations'.J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3437243484622">
                <text:p>0.9934372434846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14621867455888">
                <text:p>0.5146218674558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1347273628533">
                <text:p>0.461347273628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952389460125">
                <text:p>0.70952389460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9048526599423">
                <text:p>0.8390485265994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55717460459981">
                <text:p>0.8557174604599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3289567069583">
                <text:p>0.993289567069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8148102735">
                <text:p>0.99981481027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41633443331">
                <text:p>0.875416334433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6439304394101">
                <text:p>0.826439304394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78125">
                <text:p>0.9578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185186948582">
                <text:p>0.6661851869485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3619041220199">
                <text:p>0.933619041220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41619848709566">
                <text:p>0.7416198487095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394102839033">
                <text:p>0.8993941028390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09558565099675">
                <text:p>0.7095585650996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38643679508982">
                <text:p>0.8386436795089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488504004464">
                <text:p>0.959488504004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5286857054951">
                <text:p>0.9652868570549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28912956138811">
                <text:p>0.72891295613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000234916772">
                <text:p>0.9990002349167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33377776641933">
                <text:p>0.7333777766419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3cm" svg:y="0.316cm" chart:style-name="ch2">
          <text:p>Number of top subs vs Log simple frequency</text:p>
        </chart:title>
        <chart:plot-area chart:style-name="ch3" table:cell-range-address="'Other Correlations'.H1:'Other Correlations'.H25 'Other Correlations'.K1:'Other Correlations'.K25" chart:data-source-has-labels="row" svg:x="0.77cm" svg:y="1.635cm" svg:width="14.59cm" svg:height="6.765cm">
          <chartooo:coordinate-region svg:x="1.391cm" svg:y="1.834cm" svg:width="13.729cm" svg:height="5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ther Correlations'.K2:'Other Correlations'.K25" chart:label-cell-address="'Other Correlations'.K1:'Other Correlations'.K1" chart:class="chart:scatter">
            <chart:domain table:cell-range-address="'Other Correlations'.H2:'Other Correlations'.H25"/>
            <chart:regression-curve chart:style-name="ch7">
              <chart:equation chart:display-equation="false" chart:display-r-square="true"/>
            </chart:regression-curve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# top subs context</text:p>
                <draw:g>
                  <svg:desc>'Other Correlations'.K1:'Other Correlations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9136169383427">
                <text:p>1.49136169383427</text:p>
                <draw:g>
                  <svg:desc>'Other Correlations'.H2:'Other Correlations'.H25</svg:desc>
                </draw:g>
              </table:table-cell>
              <table:table-cell office:value-type="float" office:value="15">
                <text:p>15</text:p>
                <draw:g>
                  <svg:desc>'Other Correlations'.K2:'Other Correlations'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034616220947">
                <text:p>3.103461622094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148438480477">
                <text:p>2.21484384804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6239799789896">
                <text:p>1.462397997898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7121254719662">
                <text:p>0.4771212547196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8623185402855">
                <text:p>3.286231854028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4242509439325">
                <text:p>0.954242509439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9885307640971">
                <text:p>2.2988530764097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26292546933183">
                <text:p>3.262925469331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7670118398841">
                <text:p>2.776701183988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4139268515822">
                <text:p>2.041392685158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747483460101">
                <text:p>2.374748346010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9136169383427">
                <text:p>1.491361693834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9865708695442">
                <text:p>2.198657086954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7209785793572">
                <text:p>1.672097857935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91539983521227">
                <text:p>2.915399835212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2737244228964">
                <text:p>3.2273724422896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9794000867204">
                <text:p>1.3979400086720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7978359661681">
                <text:p>2.579783596616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20736503746907">
                <text:p>3.2073650374690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7646180417324">
                <text:p>2.276461804173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8677173426624">
                <text:p>1.986771734266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8319877396862">
                <text:p>2.58319877396862</text:p>
              </table:table-cell>
              <table:table-cell office:value-type="float" office:value="34">
                <text:p>34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64cm" svg:height="10.168cm" xlink:href=".." xlink:type="simple" chart:class="chart:scatter" chart:style-name="ch1">
        <chart:title svg:x="5.99cm" svg:y="0.339cm" chart:style-name="ch2">
          <text:p>Context Entropy vs. Overlap</text:p>
        </chart:title>
        <chart:legend chart:legend-position="end" svg:x="11.813cm" svg:y="4.564cm" chart:style-name="ch3"/>
        <chart:plot-area chart:style-name="ch4" table:cell-range-address="'file:///home/ependergast/LexicalSimplify/data/Sheet2'#Sheet2.A2:'file:///home/ependergast/LexicalSimplify/data/Sheet2'#Sheet2.B25 'file:///home/ependergast/LexicalSimplify/data/Sheet2'#Sheet2.E1:'file:///home/ependergast/LexicalSimplify/data/Sheet2'#Sheet2.E25" chart:data-source-has-labels="both" svg:x="1.36cm" svg:y="1.727cm" svg:width="9.755cm" svg:height="7.257cm">
          <chartooo:coordinate-region svg:x="1.981cm" svg:y="1.926cm" svg:width="9.04cm" svg:height="6.411cm"/>
          <chart:axis chart:dimension="x" chart:name="primary-x" chart:style-name="ch5">
            <chart:title svg:x="5.637cm" svg:y="9.187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5.968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37cm" svg:height="10.512cm" xlink:href=".." xlink:type="simple" chart:class="chart:scatter" chart:style-name="ch1">
        <chart:title svg:x="4.442cm" svg:y="0.346cm" chart:style-name="ch2">
          <text:p>No Context Entropy vs Consine Similarity</text:p>
        </chart:title>
        <chart:legend chart:legend-position="end" svg:x="11.286cm" svg:y="4.736cm" chart:style-name="ch3"/>
        <chart:plot-area chart:style-name="ch4" table:cell-range-address="'file:///home/ependergast/LexicalSimplify/data/Sheet2'#Sheet2.A2:'file:///home/ependergast/LexicalSimplify/data/Sheet2'#Sheet2.A25 'file:///home/ependergast/LexicalSimplify/data/Sheet2'#Sheet2.C2:'file:///home/ependergast/LexicalSimplify/data/Sheet2'#Sheet2.D25 'file:///home/ependergast/LexicalSimplify/data/Sheet2'#Sheet2.D1:'file:///home/ependergast/LexicalSimplify/data/Sheet2'#Sheet2.D1" chart:data-source-has-labels="both" svg:x="1.349cm" svg:y="1.755cm" svg:width="9.261cm" svg:height="7.566cm">
          <chartooo:coordinate-region svg:x="2.076cm" svg:y="1.954cm" svg:width="8.347cm" svg:height="6.72cm"/>
          <chart:axis chart:dimension="x" chart:name="primary-x" chart:style-name="ch5">
            <chart:title svg:x="5.379cm" svg:y="9.531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6.826cm" chart:style-name="ch8">
              <text:p>Cosine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6cm" svg:height="10.408cm" xlink:href=".." xlink:type="simple" chart:class="chart:scatter" chart:style-name="ch1">
        <chart:title svg:x="5.573cm" svg:y="0.344cm" chart:style-name="ch2">
          <text:p>No Context Entropy vs Overlap</text:p>
        </chart:title>
        <chart:legend chart:legend-position="end" svg:x="14.843cm" svg:y="4.909cm" chart:style-name="ch3"/>
        <chart:plot-area chart:style-name="ch4" table:cell-range-address="'file:///home/ependergast/LexicalSimplify/data/Sheet2'#Sheet2.A2:'file:///home/ependergast/LexicalSimplify/data/Sheet2'#Sheet2.A25 'file:///home/ependergast/LexicalSimplify/data/Sheet2'#Sheet2.C2:'file:///home/ependergast/LexicalSimplify/data/Sheet2'#Sheet2.C25 'file:///home/ependergast/LexicalSimplify/data/Sheet2'#Sheet2.E1:'file:///home/ependergast/LexicalSimplify/data/Sheet2'#Sheet2.E25" chart:data-source-has-labels="both" svg:x="1.354cm" svg:y="1.747cm" svg:width="12.803cm" svg:height="7.472cm">
          <chartooo:coordinate-region svg:x="1.975cm" svg:y="1.946cm" svg:width="11.995cm" svg:height="6.626cm"/>
          <chart:axis chart:dimension="x" chart:name="primary-x" chart:style-name="ch5">
            <chart:title svg:x="7.155cm" svg:y="9.427cm" chart:style-name="ch6">
              <text:p>Entropy</text:p>
            </chart:title>
            <chart:categories table:cell-range-address="'file:///home/ependergast/LexicalSimplify/data/Sheet2'#Sheet2.A2:'file:///home/ependergast/LexicalSimplify/data/Sheet2'#Sheet2.A25"/>
          </chart:axis>
          <chart:axis chart:dimension="y" chart:name="primary-y" chart:style-name="ch7">
            <chart:title svg:x="0.451cm" svg:y="6.096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2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24cm" svg:y="0.316cm" chart:style-name="ch2">
          <text:p>Context Entropy vs Cosine Similarity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D1:'file:///home/ependergast/LexicalSimplify/data/Sheet2'#Sheet2.D5 'file:///home/ependergast/LexicalSimplify/data/Sheet2'#Sheet2.D7:'file:///home/ependergast/LexicalSimplify/data/Sheet2'#Sheet2.D25" chart:data-source-has-labels="both" svg:x="1.331cm" svg:y="2.318cm" svg:width="8.722cm" svg:height="5.521cm">
          <chartooo:coordinate-region svg:x="2.058cm" svg:y="2.517cm" svg:width="7.901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6">
            <chart:title svg:x="0.451cm" svg:y="6.273cm" chart:style-name="ch8">
              <text:p>Cosin Similarity</text:p>
            </chart:title>
            <chart:grid chart:style-name="ch9" chart:class="major"/>
          </chart:axis>
          <chart:series chart:style-name="ch10" chart:values-cell-range-address="'file:///home/ependergast/LexicalSimplify/data/Sheet2'#Sheet2.D2:'file:///home/ependergast/LexicalSimplify/data/Sheet2'#Sheet2.D5 'file:///home/ependergast/LexicalSimplify/data/Sheet2'#Sheet2.D7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Context Entropy vs Overlap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B5 'file:///home/ependergast/LexicalSimplify/data/Sheet2'#Sheet2.A7:'file:///home/ependergast/LexicalSimplify/data/Sheet2'#Sheet2.B25 'file:///home/ependergast/LexicalSimplify/data/Sheet2'#Sheet2.E1:'file:///home/ependergast/LexicalSimplify/data/Sheet2'#Sheet2.E5 'file:///home/ependergast/LexicalSimplify/data/Sheet2'#Sheet2.E7:'file:///home/ependergast/LexicalSimplify/data/Sheet2'#Sheet2.E25" chart:data-source-has-labels="both" svg:x="1.331cm" svg:y="2.318cm" svg:width="8.722cm" svg:height="5.521cm">
          <chartooo:coordinate-region svg:x="1.952cm" svg:y="2.517cm" svg:width="8.007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5 'file:///home/ependergast/LexicalSimplify/data/Sheet2'#Sheet2.A7:'file:///home/ependergast/LexicalSimplify/data/Sheet2'#Sheet2.A25"/>
          </chart:axis>
          <chart:axis chart:dimension="y" chart:name="primary-y" chart:style-name="ch8">
            <chart:title svg:x="0.451cm" svg:y="5.691cm" chart:style-name="ch9">
              <text:p>Overlap</text:p>
            </chart:title>
            <chart:grid chart:style-name="ch10" chart:class="major"/>
          </chart:axis>
          <chart:series chart:style-name="ch11" chart:values-cell-range-address="'file:///home/ependergast/LexicalSimplify/data/Sheet2'#Sheet2.E2:'file:///home/ependergast/LexicalSimplify/data/Sheet2'#Sheet2.E5 'file:///home/ependergast/LexicalSimplify/data/Sheet2'#Sheet2.E7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B2:'file:///home/ependergast/LexicalSimplify/data/Sheet2'#Sheet2.B5 'file:///home/ependergast/LexicalSimplify/data/Sheet2'#Sheet2.B7:'file:///home/ependergast/LexicalSimplify/data/Sheet2'#Sheet2.B25"/>
            <chart:regression-curve chart:style-name="ch12">
              <chart:equation chart:display-equation="false" chart:display-r-square="true"/>
            </chart:regression-curve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094cm" svg:y="0.316cm" chart:style-name="ch2">
          <text:p>No Context Entropy vs Cosine Similarity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D3 'file:///home/ependergast/LexicalSimplify/data/Sheet2'#Sheet2.C5:'file:///home/ependergast/LexicalSimplify/data/Sheet2'#Sheet2.D25 'file:///home/ependergast/LexicalSimplify/data/Sheet2'#Sheet2.D1:'file:///home/ependergast/LexicalSimplify/data/Sheet2'#Sheet2.D1" chart:data-source-has-labels="both" svg:x="1.331cm" svg:y="2.318cm" svg:width="8.722cm" svg:height="5.521cm">
          <chartooo:coordinate-region svg:x="2.058cm" svg:y="2.517cm" svg:width="7.808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8">
            <chart:title svg:x="0.451cm" svg:y="6.366cm" chart:style-name="ch9">
              <text:p>Cosine Similarity</text:p>
            </chart:title>
            <chart:grid chart:style-name="ch10" chart:class="major"/>
          </chart:axis>
          <chart:series chart:style-name="ch11" chart:values-cell-range-address="'file:///home/ependergast/LexicalSimplify/data/Sheet2'#Sheet2.D2:'file:///home/ependergast/LexicalSimplify/data/Sheet2'#Sheet2.D3 'file:///home/ependergast/LexicalSimplify/data/Sheet2'#Sheet2.D5:'file:///home/ependergast/LexicalSimplify/data/Sheet2'#Sheet2.D25" chart:label-cell-address="'file:///home/ependergast/LexicalSimplify/data/Sheet2'#Sheet2.D1:'file:///home/ependergast/LexicalSimplify/data/Sheet2'#Sheet2.D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2">
              <chart:equation chart:display-equation="false" chart:display-r-square="true"/>
            </chart:regression-curve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D1:'file:///home/ependergast/LexicalSimplify/data/Sheet2'#Sheet2.D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No Context Entropy vs Overlap</text:p>
        </chart:title>
        <chart:subtitle svg:x="6.554cm" svg:y="1.275cm" chart:style-name="ch3">
          <text:p>Outlier removed</text:p>
        </chart:subtitle>
        <chart:legend chart:legend-position="end" svg:x="10.693cm" svg:y="3.781cm" chart:style-name="ch4"/>
        <chart:plot-area chart:style-name="ch5"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 'file:///home/ependergast/LexicalSimplify/data/Sheet2'#Sheet2.C2:'file:///home/ependergast/LexicalSimplify/data/Sheet2'#Sheet2.C3 'file:///home/ependergast/LexicalSimplify/data/Sheet2'#Sheet2.C5:'file:///home/ependergast/LexicalSimplify/data/Sheet2'#Sheet2.C25 'file:///home/ependergast/LexicalSimplify/data/Sheet2'#Sheet2.E1:'file:///home/ependergast/LexicalSimplify/data/Sheet2'#Sheet2.E3 'file:///home/ependergast/LexicalSimplify/data/Sheet2'#Sheet2.E5:'file:///home/ependergast/LexicalSimplify/data/Sheet2'#Sheet2.E25" chart:data-source-has-labels="both" svg:x="1.331cm" svg:y="2.318cm" svg:width="8.722cm" svg:height="5.521cm">
          <chartooo:coordinate-region svg:x="1.952cm" svg:y="2.517cm" svg:width="7.914cm" svg:height="4.675cm"/>
          <chart:axis chart:dimension="x" chart:name="primary-x" chart:style-name="ch6">
            <chart:title svg:x="5.092cm" svg:y="8.019cm" chart:style-name="ch7">
              <text:p>Entropy</text:p>
            </chart:title>
            <chart:categories table:cell-range-address="'file:///home/ependergast/LexicalSimplify/data/Sheet2'#Sheet2.A2:'file:///home/ependergast/LexicalSimplify/data/Sheet2'#Sheet2.A3 'file:///home/ependergast/LexicalSimplify/data/Sheet2'#Sheet2.A5:'file:///home/ependergast/LexicalSimplify/data/Sheet2'#Sheet2.A25"/>
          </chart:axis>
          <chart:axis chart:dimension="y" chart:name="primary-y" chart:style-name="ch6">
            <chart:title svg:x="0.451cm" svg:y="5.691cm" chart:style-name="ch8">
              <text:p>Overlap</text:p>
            </chart:title>
            <chart:grid chart:style-name="ch9" chart:class="major"/>
          </chart:axis>
          <chart:series chart:style-name="ch10" chart:values-cell-range-address="'file:///home/ependergast/LexicalSimplify/data/Sheet2'#Sheet2.E2:'file:///home/ependergast/LexicalSimplify/data/Sheet2'#Sheet2.E3 'file:///home/ependergast/LexicalSimplify/data/Sheet2'#Sheet2.E5:'file:///home/ependergast/LexicalSimplify/data/Sheet2'#Sheet2.E25" chart:label-cell-address="'file:///home/ependergast/LexicalSimplify/data/Sheet2'#Sheet2.E1:'file:///home/ependergast/LexicalSimplify/data/Sheet2'#Sheet2.E1" chart:class="chart:scatter">
            <chart:domain table:cell-range-address="'file:///home/ependergast/LexicalSimplify/data/Sheet2'#Sheet2.C2:'file:///home/ependergast/LexicalSimplify/data/Sheet2'#Sheet2.C3 'file:///home/ependergast/LexicalSimplify/data/Sheet2'#Sheet2.C5:'file:///home/ependergast/LexicalSimplify/data/Sheet2'#Sheet2.C25"/>
            <chart:regression-curve chart:style-name="ch11">
              <chart:equation chart:display-equation="false" chart:display-r-square="true"/>
            </chart:regression-curve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 Column C</text:p>
              </table:table-cell>
              <table:table-cell office:value-type="string">
                <text:p/>
                <draw:g>
                  <svg:desc>'file:///home/ependergast/LexicalSimplify/data/Sheet2'#Sheet2.E1:'file:///home/ependergast/LexicalSimplify/data/Sheet2'#Sheet2.E1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